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41" style:family="paragraph" style:parent-style-name="Table_20_Contents">
      <style:text-properties style:font-name="Courier New" fo:font-size="10pt" style:font-size-asian="10pt" style:font-size-complex="10pt"/>
    </style:style>
    <style:style style:name="P42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43" style:family="paragraph" style:parent-style-name="Table_20_Contents">
      <style:text-properties style:font-name="Courier New" fo:font-size="10pt" officeooo:paragraph-rsid="028de634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28f2b41" style:font-size-asian="10pt" style:font-size-complex="10pt"/>
    </style:style>
    <style:style style:name="P45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4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7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8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5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6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7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8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</style:style>
    <style:style style:name="P61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62" style:family="paragraph" style:parent-style-name="Table_20_Contents">
      <style:text-properties officeooo:paragraph-rsid="004d3c50"/>
    </style:style>
    <style:style style:name="P63" style:family="paragraph" style:parent-style-name="Table_20_Contents">
      <style:text-properties officeooo:paragraph-rsid="006e8e1a"/>
    </style:style>
    <style:style style:name="P64" style:family="paragraph" style:parent-style-name="Table_20_Contents">
      <style:text-properties officeooo:paragraph-rsid="00767c54"/>
    </style:style>
    <style:style style:name="P65" style:family="paragraph" style:parent-style-name="Table_20_Contents">
      <style:text-properties officeooo:paragraph-rsid="009375c2"/>
    </style:style>
    <style:style style:name="P66" style:family="paragraph" style:parent-style-name="Table_20_Contents">
      <style:text-properties officeooo:paragraph-rsid="00b698e2"/>
    </style:style>
    <style:style style:name="P67" style:family="paragraph" style:parent-style-name="Table_20_Contents">
      <style:text-properties officeooo:paragraph-rsid="00bfdbd1"/>
    </style:style>
    <style:style style:name="P68" style:family="paragraph" style:parent-style-name="Table_20_Contents">
      <style:text-properties officeooo:paragraph-rsid="00e67b40"/>
    </style:style>
    <style:style style:name="P69" style:family="paragraph" style:parent-style-name="Table_20_Contents">
      <style:text-properties officeooo:paragraph-rsid="00e75ea5"/>
    </style:style>
    <style:style style:name="P70" style:family="paragraph" style:parent-style-name="Table_20_Contents">
      <style:text-properties officeooo:paragraph-rsid="0108f4cf"/>
    </style:style>
    <style:style style:name="P71" style:family="paragraph" style:parent-style-name="Table_20_Contents">
      <style:text-properties officeooo:paragraph-rsid="010e8474"/>
    </style:style>
    <style:style style:name="P72" style:family="paragraph" style:parent-style-name="Table_20_Contents">
      <style:text-properties officeooo:paragraph-rsid="011fee52"/>
    </style:style>
    <style:style style:name="P73" style:family="paragraph" style:parent-style-name="Table_20_Contents">
      <style:text-properties officeooo:paragraph-rsid="01262962"/>
    </style:style>
    <style:style style:name="P74" style:family="paragraph" style:parent-style-name="Table_20_Contents">
      <style:text-properties officeooo:paragraph-rsid="0127770a"/>
    </style:style>
    <style:style style:name="P75" style:family="paragraph" style:parent-style-name="Table_20_Contents">
      <style:text-properties officeooo:paragraph-rsid="012a02c9"/>
    </style:style>
    <style:style style:name="P76" style:family="paragraph" style:parent-style-name="Table_20_Contents">
      <style:text-properties officeooo:paragraph-rsid="012d6f0c"/>
    </style:style>
    <style:style style:name="P77" style:family="paragraph" style:parent-style-name="Table_20_Contents">
      <style:text-properties officeooo:paragraph-rsid="014029c5"/>
    </style:style>
    <style:style style:name="P78" style:family="paragraph" style:parent-style-name="Table_20_Contents">
      <style:text-properties officeooo:paragraph-rsid="01536d5b"/>
    </style:style>
    <style:style style:name="P79" style:family="paragraph" style:parent-style-name="Table_20_Contents">
      <style:text-properties officeooo:paragraph-rsid="010ba44b"/>
    </style:style>
    <style:style style:name="P80" style:family="paragraph" style:parent-style-name="Table_20_Contents">
      <style:text-properties officeooo:paragraph-rsid="0116c433"/>
    </style:style>
    <style:style style:name="P81" style:family="paragraph" style:parent-style-name="Table_20_Contents">
      <style:text-properties officeooo:paragraph-rsid="015fc100"/>
    </style:style>
    <style:style style:name="P82" style:family="paragraph" style:parent-style-name="Table_20_Contents">
      <style:text-properties officeooo:paragraph-rsid="017f7b3e"/>
    </style:style>
    <style:style style:name="P83" style:family="paragraph" style:parent-style-name="Table_20_Contents">
      <style:text-properties officeooo:paragraph-rsid="01924b2d"/>
    </style:style>
    <style:style style:name="P84" style:family="paragraph" style:parent-style-name="Table_20_Contents">
      <style:text-properties officeooo:paragraph-rsid="01c4af9a"/>
    </style:style>
    <style:style style:name="P85" style:family="paragraph" style:parent-style-name="Table_20_Contents">
      <style:text-properties officeooo:paragraph-rsid="01c67a72"/>
    </style:style>
    <style:style style:name="P86" style:family="paragraph" style:parent-style-name="Table_20_Contents">
      <style:text-properties officeooo:paragraph-rsid="01d72fd8"/>
    </style:style>
    <style:style style:name="P87" style:family="paragraph" style:parent-style-name="Table_20_Contents">
      <style:text-properties officeooo:paragraph-rsid="01daa4a7"/>
    </style:style>
    <style:style style:name="P88" style:family="paragraph" style:parent-style-name="Table_20_Contents">
      <style:text-properties officeooo:paragraph-rsid="0072b850"/>
    </style:style>
    <style:style style:name="P89" style:family="paragraph" style:parent-style-name="Table_20_Contents">
      <style:text-properties officeooo:paragraph-rsid="003a1440"/>
    </style:style>
    <style:style style:name="P90" style:family="paragraph" style:parent-style-name="Table_20_Contents">
      <style:text-properties officeooo:paragraph-rsid="0049a42a"/>
    </style:style>
    <style:style style:name="P91" style:family="paragraph" style:parent-style-name="Table_20_Contents">
      <style:text-properties officeooo:paragraph-rsid="01f2ee4b"/>
    </style:style>
    <style:style style:name="P92" style:family="paragraph" style:parent-style-name="Table_20_Contents">
      <style:text-properties officeooo:paragraph-rsid="01f34d1f"/>
    </style:style>
    <style:style style:name="P93" style:family="paragraph" style:parent-style-name="Table_20_Contents">
      <style:text-properties officeooo:paragraph-rsid="02062754"/>
    </style:style>
    <style:style style:name="P94" style:family="paragraph" style:parent-style-name="Table_20_Contents">
      <style:text-properties officeooo:paragraph-rsid="020801da"/>
    </style:style>
    <style:style style:name="P95" style:family="paragraph" style:parent-style-name="Table_20_Contents">
      <style:text-properties officeooo:paragraph-rsid="022a3a56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Contents">
      <style:text-properties officeooo:paragraph-rsid="022f0ff6"/>
    </style:style>
    <style:style style:name="P104" style:family="paragraph" style:parent-style-name="Table_20_Contents">
      <style:text-properties officeooo:paragraph-rsid="0230b508"/>
    </style:style>
    <style:style style:name="P105" style:family="paragraph" style:parent-style-name="Table_20_Contents">
      <style:text-properties officeooo:paragraph-rsid="024d698d"/>
    </style:style>
    <style:style style:name="P106" style:family="paragraph" style:parent-style-name="Table_20_Contents">
      <style:text-properties officeooo:paragraph-rsid="0258ad30"/>
    </style:style>
    <style:style style:name="P107" style:family="paragraph" style:parent-style-name="Table_20_Contents">
      <style:text-properties officeooo:paragraph-rsid="025e6e41"/>
    </style:style>
    <style:style style:name="P108" style:family="paragraph" style:parent-style-name="Table_20_Contents">
      <style:text-properties officeooo:paragraph-rsid="02661f65"/>
    </style:style>
    <style:style style:name="P109" style:family="paragraph" style:parent-style-name="Table_20_Contents">
      <style:text-properties officeooo:paragraph-rsid="0267f9df"/>
    </style:style>
    <style:style style:name="P110" style:family="paragraph" style:parent-style-name="Table_20_Contents">
      <style:text-properties officeooo:paragraph-rsid="026e31be"/>
    </style:style>
    <style:style style:name="P111" style:family="paragraph" style:parent-style-name="Table_20_Contents">
      <style:text-properties officeooo:paragraph-rsid="026e3ebc"/>
    </style:style>
    <style:style style:name="P112" style:family="paragraph" style:parent-style-name="Table_20_Contents">
      <style:text-properties officeooo:paragraph-rsid="026ef928"/>
    </style:style>
    <style:style style:name="P113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114" style:family="paragraph" style:parent-style-name="Table_20_Contents">
      <style:text-properties style:font-name="Courier New" fo:font-size="10pt" fo:language="zxx" fo:country="none" fo:font-style="normal" officeooo:rsid="0213f657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115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6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7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8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9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0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1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6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7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38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58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64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65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66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style:font-name-complex="Courier New"/>
    </style:style>
    <style:style style:name="T172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74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7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76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177" style:family="text">
      <style:text-properties fo:color="#000000" loext:opacity="100%" fo:font-size="14pt" fo:language="zxx" fo:country="none" officeooo:rsid="0293f9e7" style:font-size-asian="14pt" style:language-asian="zxx" style:country-asian="none" style:font-size-complex="14pt" style:language-complex="zxx" style:country-complex="none"/>
    </style:style>
    <style:style style:name="T178" style:family="text">
      <style:text-properties officeooo:rsid="00c77656"/>
    </style:style>
    <style:style style:name="T179" style:family="text">
      <style:text-properties officeooo:rsid="0213f657"/>
    </style:style>
    <style:style style:name="T180" style:family="text">
      <style:text-properties officeooo:rsid="021570c6"/>
    </style:style>
    <style:style style:name="T181" style:family="text">
      <style:text-properties officeooo:rsid="023d069c"/>
    </style:style>
    <style:style style:name="T182" style:family="text">
      <style:text-properties officeooo:rsid="023ec219"/>
    </style:style>
    <style:style style:name="T183" style:family="text">
      <style:text-properties style:font-name="Courier New"/>
    </style:style>
    <style:style style:name="T18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85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6" style:family="text">
      <style:text-properties style:font-name="Courier New" fo:font-size="10pt" fo:language="zxx" fo:country="none" fo:font-style="normal" officeooo:rsid="0213f657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7" style:family="text">
      <style:text-properties officeooo:rsid="02646e91"/>
    </style:style>
    <style:style style:name="T188" style:family="text">
      <style:text-properties officeooo:rsid="0277de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<text:span text:style-name="Default_20_Paragraph_20_Font"><text:span text:style-name="T172">Celestra cheatsheet – v</text:span></text:span><text:span text:style-name="Default_20_Paragraph_20_Font"><text:span text:style-name="T174">5</text:span></text:span><text:span text:style-name="Default_20_Paragraph_20_Font"><text:span text:style-name="T173">.</text:span></text:span><text:span text:style-name="Default_20_Paragraph_20_Font"><text:span text:style-name="T176">6</text:span></text:span><text:span text:style-name="Default_20_Paragraph_20_Font"><text:span text:style-name="T175">.</text:span></text:span><text:span text:style-name="Default_20_Paragraph_20_Font"><text:span text:style-name="T177">1</text:span></text:span><text:span text:style-name="Default_20_Paragraph_20_Font"><text:span text:style-name="T172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7">The </text:span></text:span><text:span text:style-name="Default_20_Paragraph_20_Font"><text:span text:style-name="T81"><text:s/>celestra </text:span></text:span><text:span text:style-name="Default_20_Paragraph_20_Font"><text:span text:style-name="T7"><text:s/>and/or the </text:span></text:span><text:span text:style-name="Default_20_Paragraph_20_Font"><text:span text:style-name="T81"><text:s/></text:span></text:span><text:span text:style-name="Default_20_Paragraph_20_Font"><text:span text:style-name="T82">CEL</text:span></text:span><text:span text:style-name="Default_20_Paragraph_20_Font"><text:span text:style-name="T81"> </text:span></text:span><text:span text:style-name="Default_20_Paragraph_20_Font"><text:span text:style-name="T7"><text:s/>objects contain these functions, except the polyfills. Example: </text:span></text:span><text:span text:style-name="Default_20_Paragraph_20_Font"><text:span text:style-name="T81"><text:s/></text:span></text:span><text:span text:style-name="Default_20_Paragraph_20_Font"><text:span text:style-name="T83">CEL</text:span></text:span><text:span text:style-name="Default_20_Paragraph_20_Font"><text:span text:style-name="T81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6">Core API</text:p>
          </table:table-cell>
          <table:table-cell table:style-name="Table1.A1" office:value-type="string">
            <text:p text:style-name="P98">DOM <text:span text:style-name="T187">API</text:span></text:p>
          </table:table-cell>
          <table:table-cell table:style-name="Table1.C1" office:value-type="string">
            <text:p text:style-name="P60"><text:span text:style-name="Source_20_Text"><text:span text:style-name="T3">Type checking </text:span></text:span><text:span text:style-name="Source_20_Text"><text:span text:style-name="T6">API</text:span></text:span></text:p>
          </table:table-cell>
        </table:table-row>
        <table:table-row>
          <table:table-cell table:style-name="Table1.A2" office:value-type="string">
            <text:p text:style-name="P109"><text:span text:style-name="Source_20_Text"><text:span text:style-name="T32">javaHash(&lt;data&gt;[,hexa</text:span></text:span><text:span text:style-name="Source_20_Text"><text:span text:style-name="T52">=false</text:span></text:span><text:span text:style-name="Source_20_Text"><text:span text:style-name="T32">]);<text:line-break/>b64Encode(&lt;string&gt;); b64Decode(&lt;</text:span></text:span><text:span text:style-name="Source_20_Text"><text:span text:style-name="T102">str</text:span></text:span><text:span text:style-name="Source_20_Text"><text:span text:style-name="T123">ing</text:span></text:span><text:span text:style-name="Source_20_Text"><text:span text:style-name="T32">&gt;);<text:line-break/>extend([deep,]&lt;target&gt;,&lt;source1&gt;[,srcN]);</text:span></text:span></text:p>
            <text:p text:style-name="P109"><text:span text:style-name="Source_20_Text"><text:span text:style-name="T32">sizeIn(&lt;</text:span></text:span><text:span text:style-name="Source_20_Text"><text:span text:style-name="T128">obj</text:span></text:span><text:span text:style-name="Source_20_Text"><text:span text:style-name="T130">ect</text:span></text:span><text:span text:style-name="Source_20_Text"><text:span text:style-name="T32">&gt;);<text:line-break/></text:span></text:span><text:span text:style-name="Source_20_Text"><text:span text:style-name="T62">popIn(&lt;</text:span></text:span><text:span text:style-name="Source_20_Text"><text:span text:style-name="T128">obj</text:span></text:span><text:span text:style-name="Source_20_Text"><text:span text:style-name="T130">ect</text:span></text:span><text:span text:style-name="Source_20_Text"><text:span text:style-name="T62">&gt;,&lt;</text:span></text:span><text:span text:style-name="Source_20_Text"><text:span text:style-name="T128">prop</text:span></text:span><text:span text:style-name="Source_20_Text"><text:span text:style-name="T130">erty</text:span></text:span><text:span text:style-name="Source_20_Text"><text:span text:style-name="T62">&gt;);</text:span></text:span></text:p>
            <text:p text:style-name="P109"><text:span text:style-name="Source_20_Text"><text:span text:style-name="T32">forIn(&lt;</text:span></text:span><text:span text:style-name="Source_20_Text"><text:span text:style-name="T126">obj</text:span></text:span><text:span text:style-name="Source_20_Text"><text:span text:style-name="T127">ect</text:span></text:span><text:span text:style-name="Source_20_Text"><text:span text:style-name="T32">&gt;,&lt;</text:span></text:span><text:span text:style-name="Source_20_Text"><text:span text:style-name="T127">callback</text:span></text:span><text:span text:style-name="Source_20_Text"><text:span text:style-name="T32">&gt;);</text:span></text:span></text:p>
            <text:p text:style-name="P109"><text:span text:style-name="Source_20_Text"><text:span text:style-name="T32">f</text:span></text:span><text:span text:style-name="Source_20_Text"><text:span text:style-name="T46">ilter</text:span></text:span><text:span text:style-name="Source_20_Text"><text:span text:style-name="T32">In(&lt;</text:span></text:span><text:span text:style-name="Source_20_Text"><text:span text:style-name="T126">obj</text:span></text:span><text:span text:style-name="Source_20_Text"><text:span text:style-name="T127">ect</text:span></text:span><text:span text:style-name="Source_20_Text"><text:span text:style-name="T32">&gt;,&lt;</text:span></text:span><text:span text:style-name="Source_20_Text"><text:span text:style-name="T127">callback</text:span></text:span><text:span text:style-name="Source_20_Text"><text:span text:style-name="T32">&gt;);</text:span></text:span></text:p>
            <text:p text:style-name="P109"><text:span text:style-name="Source_20_Text"><text:span text:style-name="T32">delay </text:span></text:span><text:span text:style-name="Source_20_Text"><text:span text:style-name="T68">+ sleep</text:span></text:span><text:span text:style-name="Source_20_Text"><text:span text:style-name="T32">(&lt;ms&gt;).then(&lt;callback&gt;);<text:line-break/>inherit(&lt;subclass&gt;,&lt;superclass&gt;);</text:span></text:span></text:p>
            <text:p text:style-name="P83"><text:span text:style-name="Source_20_Text"><text:span text:style-name="T32">randomBoolean</text:span></text:span><text:span text:style-name="Source_20_Text"><text:span text:style-name="T51">();</text:span></text:span></text:p>
            <text:p text:style-name="P83"><text:span text:style-name="Source_20_Text"><text:span text:style-name="T54">timestampID([size=21[,alphabet=</text:span></text:span><text:span text:style-name="Source_20_Text"><text:span text:style-name="T68">BASE58</text:span></text:span><text:span text:style-name="Source_20_Text"><text:span text:style-name="T54">]]);</text:span></text:span></text:p>
            <text:p text:style-name="P64"><text:span text:style-name="Source_20_Text"><text:span text:style-name="T7">nanoid([size=21[,alphabet="</text:span></text:span><text:span text:style-name="Source_20_Text"><text:span text:style-name="T30">A-Za-z0-9</text:span></text:span><text:span text:style-name="Source_20_Text"><text:span text:style-name="T7">-</text:span></text:span><text:span text:style-name="Source_20_Text"><text:span text:style-name="T30">_</text:span></text:span><text:span text:style-name="Source_20_Text"><text:span text:style-name="T7">"]]);</text:span></text:span></text:p>
            <text:p text:style-name="P64"><text:span text:style-name="Source_20_Text"><text:span text:style-name="T7">BASE16; BASE</text:span></text:span><text:span text:style-name="Source_20_Text"><text:span text:style-name="T31">32; BASE36; BASE58; BASE62;</text:span></text:span></text:p>
            <text:p text:style-name="P64"><text:span text:style-name="Source_20_Text"><text:span text:style-name="T31">WORDSAFEALPHABET;</text:span></text:span></text:p>
            <text:p text:style-name="P62"><text:span text:style-name="Source_20_Text"><text:span text:style-name="T32">getUrlVars([str=location.search]);</text:span></text:span></text:p>
            <text:p text:style-name="P62"><text:span text:style-name="Source_20_Text"><text:span text:style-name="T32">obj2string(&lt;object&gt;);</text:span></text:span></text:p>
            <text:p text:style-name="P62"><text:span text:style-name="Source_20_Text"><text:span text:style-name="T59">classof</text:span></text:span><text:span text:style-name="Source_20_Text"><text:span text:style-name="T32">(&lt;variable&gt;[,type[,throw=false]</text:span></text:span><text:span text:style-name="Source_20_Text"><text:span text:style-name="T60">]</text:span></text:span><text:span text:style-name="Source_20_Text"><text:span text:style-name="T32">);</text:span></text:span></text:p>
            <text:p text:style-name="P92"><text:span text:style-name="Source_20_Text"><text:span text:style-name="T32">bind(&lt;</text:span></text:span><text:span text:style-name="Source_20_Text"><text:span text:style-name="T125">fn</text:span></text:span><text:span text:style-name="Source_20_Text"><text:span text:style-name="T32">&gt;,&lt;context&gt;);</text:span></text:span><text:span text:style-name="Source_20_Text"><text:span text:style-name="T70"> </text:span></text:span><text:span text:style-name="Source_20_Text"><text:span text:style-name="T80">and </text:span></text:span><text:span text:style-name="Source_20_Text"><text:span text:style-name="T98">unBind</text:span></text:span><text:span text:style-name="Source_20_Text"><text:span text:style-name="T94">(&lt;</text:span></text:span><text:span text:style-name="Source_20_Text"><text:span text:style-name="T99">fn</text:span></text:span><text:span text:style-name="Source_20_Text"><text:span text:style-name="T94">&gt;);</text:span></text:span></text:p>
            <text:p text:style-name="P92"><text:span text:style-name="Source_20_Text"><text:span text:style-name="T32">constant(&lt;value&gt;);</text:span></text:span><text:span text:style-name="Source_20_Text"><text:span text:style-name="T70"> </text:span></text:span><text:span text:style-name="Source_20_Text"><text:span text:style-name="T79">and </text:span></text:span><text:span text:style-name="Source_20_Text"><text:span text:style-name="T91">identity(&lt;value&gt;);</text:span></text:span></text:p>
            <text:p text:style-name="P77"><text:span text:style-name="Source_20_Text"><text:span text:style-name="T32">noop(); </text:span></text:span><text:span text:style-name="Source_20_Text"><text:span text:style-name="T77">and</text:span></text:span><text:span text:style-name="Source_20_Text"><text:span text:style-name="T45"> </text:span></text:span><text:span text:style-name="Source_20_Text"><text:span text:style-name="T32">T(); </text:span></text:span><text:span text:style-name="Source_20_Text"><text:span text:style-name="T76">and</text:span></text:span><text:span text:style-name="Source_20_Text"><text:span text:style-name="T44"> </text:span></text:span><text:span text:style-name="Source_20_Text"><text:span text:style-name="T32">F();</text:span></text:span></text:p>
            <text:p text:style-name="P66"><text:span text:style-name="Source_20_Text"><text:span text:style-name="T32">assertEq(&lt;msg&gt;,&lt;</text:span></text:span><text:span text:style-name="Source_20_Text"><text:span text:style-name="T111">v1</text:span></text:span><text:span text:style-name="Source_20_Text"><text:span text:style-name="T32">&gt;,&lt;</text:span></text:span><text:span text:style-name="Source_20_Text"><text:span text:style-name="T111">v2</text:span></text:span><text:span text:style-name="Source_20_Text"><text:span text:style-name="T32">&gt;[,strict=true]);</text:span></text:span></text:p>
            <text:p text:style-name="P66"><text:span text:style-name="Source_20_Text"><text:span text:style-name="T32">assertNotEq(&lt;m&gt;,&lt;</text:span></text:span><text:span text:style-name="Source_20_Text"><text:span text:style-name="T111">v1</text:span></text:span><text:span text:style-name="Source_20_Text"><text:span text:style-name="T32">&gt;,&lt;</text:span></text:span><text:span text:style-name="Source_20_Text"><text:span text:style-name="T111">v2</text:span></text:span><text:span text:style-name="Source_20_Text"><text:span text:style-name="T32">&gt;[,strict=true]);<text:line-break/>assertTrue(&lt;m</text:span></text:span><text:span text:style-name="Source_20_Text"><text:span text:style-name="T67">e</text:span></text:span><text:span text:style-name="Source_20_Text"><text:span text:style-name="T32">s</text:span></text:span><text:span text:style-name="Source_20_Text"><text:span text:style-name="T67">sa</text:span></text:span><text:span text:style-name="Source_20_Text"><text:span text:style-name="T32">g</text:span></text:span><text:span text:style-name="Source_20_Text"><text:span text:style-name="T67">e</text:span></text:span><text:span text:style-name="Source_20_Text"><text:span text:style-name="T32">&gt;,&lt;value&gt;);</text:span></text:span></text:p>
            <text:p text:style-name="P108"><text:span text:style-name="Source_20_Text"><text:span text:style-name="T32">assertFalse(&lt;m</text:span></text:span><text:span text:style-name="Source_20_Text"><text:span text:style-name="T67">e</text:span></text:span><text:span text:style-name="Source_20_Text"><text:span text:style-name="T32">s</text:span></text:span><text:span text:style-name="Source_20_Text"><text:span text:style-name="T67">sa</text:span></text:span><text:span text:style-name="Source_20_Text"><text:span text:style-name="T32">g</text:span></text:span><text:span text:style-name="Source_20_Text"><text:span text:style-name="T67">e</text:span></text:span><text:span text:style-name="Source_20_Text"><text:span text:style-name="T32">&gt;,&lt;value&gt;);<text:line-break/>noConflict(); </text:span></text:span><text:span text:style-name="Source_20_Text"><text:span text:style-name="T78">and</text:span></text:span><text:span text:style-name="Source_20_Text"><text:span text:style-name="T46"> </text:span></text:span><text:span text:style-name="Source_20_Text"><text:span text:style-name="T32">VERSION;</text:span></text:span></text:p>
          </table:table-cell>
          <table:table-cell table:style-name="Table1.B2" table:number-rows-spanned="3" office:value-type="string">
            <text:p text:style-name="P62"><text:span text:style-name="Source_20_Text"><text:span text:style-name="T32">qsa(&lt;selector&gt;[,context]).forEach(&lt;</text:span></text:span><text:span text:style-name="Source_20_Text"><text:span text:style-name="T104">cb</text:span></text:span><text:span text:style-name="Source_20_Text"><text:span text:style-name="T32">&gt;);</text:span></text:span></text:p>
            <text:p text:style-name="P62"><text:span text:style-name="Source_20_Text"><text:span text:style-name="T32">qs(&lt;selector&gt;[,context]);</text:span></text:span></text:p>
            <text:p text:style-name="P62"><text:span text:style-name="Source_20_Text"><text:span text:style-name="T32">domReady(&lt;</text:span></text:span><text:span text:style-name="Source_20_Text"><text:span text:style-name="T104">callback</text:span></text:span><text:span text:style-name="Source_20_Text"><text:span text:style-name="T32">&gt;);</text:span></text:span></text:p>
            <text:p text:style-name="P62"><text:span text:style-name="Source_20_Text"><text:span text:style-name="T32">domCreate(&lt;type&gt;[,properties[,innerHTML]]);</text:span></text:span></text:p>
            <text:p text:style-name="P62"><text:span text:style-name="Source_20_Text"><text:span text:style-name="T32">domCreate(&lt;</text:span></text:span><text:bookmark text:name="result_box"/><text:span text:style-name="Source_20_Text"><text:span text:style-name="T32">element descriptive object&gt;);</text:span></text:span></text:p>
            <text:p text:style-name="P62"><text:span text:style-name="Source_20_Text"><text:span text:style-name="T32">domToElement(&lt;</text:span></text:span><text:bookmark text:name="result_box1"/><text:span text:style-name="Source_20_Text"><text:span text:style-name="T32">htmlString&gt;);</text:span></text:span></text:p>
            <text:p text:style-name="P67"><text:span text:style-name="Source_20_Text"><text:span text:style-name="T32">domGetCSS(&lt;element&gt;</text:span></text:span><text:span text:style-name="Source_20_Text"><text:span text:style-name="T38">[</text:span></text:span><text:span text:style-name="Source_20_Text"><text:span text:style-name="T32">,property</text:span></text:span><text:span text:style-name="Source_20_Text"><text:span text:style-name="T92">]</text:span></text:span><text:span text:style-name="Source_20_Text"><text:span text:style-name="T32">);</text:span></text:span></text:p>
            <text:p text:style-name="P62"><text:span text:style-name="Source_20_Text"><text:span text:style-name="T32">domSetCSS(&lt;element&gt;,&lt;property&gt;,&lt;value&gt;);</text:span></text:span></text:p>
            <text:p text:style-name="P62"><text:span text:style-name="Source_20_Text"><text:span text:style-name="T32">domSetCSS(&lt;element&gt;,&lt;properties&gt;);</text:span></text:span></text:p>
            <text:p text:style-name="P62"><text:span text:style-name="Source_20_Text"><text:span text:style-name="T32">domFadeIn(&lt;element&gt;[,duration[,display]]);</text:span></text:span></text:p>
            <text:p text:style-name="P62"><text:span text:style-name="Source_20_Text"><text:span text:style-name="T32">domFadeOut(&lt;element&gt;[,duration]);</text:span></text:span></text:p>
            <text:p text:style-name="P62"><text:span text:style-name="Source_20_Text"><text:span text:style-name="T32">domFadeToggle(&lt;elem.&gt;[,duration[,display]]);</text:span></text:span></text:p>
            <text:p text:style-name="P74"><text:span text:style-name="Source_20_Text"><text:span text:style-name="T32">domShow(&lt;element&gt;[,display]);</text:span></text:span></text:p>
            <text:p text:style-name="P74"><text:span text:style-name="Source_20_Text"><text:span text:style-name="T32">domHide(&lt;</text:span></text:span><text:span text:style-name="Source_20_Text"><text:span text:style-name="T102">el</text:span></text:span><text:span text:style-name="Source_20_Text"><text:span text:style-name="T112">ement</text:span></text:span><text:span text:style-name="Source_20_Text"><text:span text:style-name="T32">&gt;);</text:span></text:span></text:p>
            <text:p text:style-name="P62"><text:span text:style-name="Source_20_Text"><text:span text:style-name="T32">domToggle(&lt;element&gt;[,display]);</text:span></text:span></text:p>
            <text:p text:style-name="P62"><text:span text:style-name="Source_20_Text"><text:span text:style-name="T32">domIsHidden(&lt;element&gt;);</text:span></text:span></text:p>
            <text:p text:style-name="P110"><text:span text:style-name="Source_20_Text"><text:span text:style-name="T63">domScrollToTop();</text:span></text:span></text:p>
            <text:p text:style-name="P110"><text:span text:style-name="Source_20_Text"><text:span text:style-name="T64">domScrollToBottom();</text:span></text:span></text:p>
            <text:p text:style-name="P62"><text:span text:style-name="Source_20_Text"><text:span text:style-name="T32">domScrollToElement(&lt;element&gt;[,top=true]);<text:line-break/>domSiblings(&lt;element&gt;);</text:span></text:span></text:p>
            <text:p text:style-name="P62"><text:span text:style-name="Source_20_Text"><text:span text:style-name="T32">domSiblingsPrev(&lt;element&gt;);</text:span></text:span></text:p>
            <text:p text:style-name="P78"><text:span text:style-name="Source_20_Text"><text:span text:style-name="T32">domSiblings</text:span></text:span><text:span text:style-name="Source_20_Text"><text:span text:style-name="T47">Left</text:span></text:span><text:span text:style-name="Source_20_Text"><text:span text:style-name="T32">(&lt;element&gt;);</text:span></text:span></text:p>
            <text:p text:style-name="P62"><text:span text:style-name="Source_20_Text"><text:span text:style-name="T32">domSiblingsNext(&lt;element&gt;);</text:span></text:span></text:p>
            <text:p text:style-name="P78"><text:span text:style-name="Source_20_Text"><text:span text:style-name="T32">domSiblings</text:span></text:span><text:span text:style-name="Source_20_Text"><text:span text:style-name="T47">Right</text:span></text:span><text:span text:style-name="Source_20_Text"><text:span text:style-name="T32">(&lt;element&gt;);</text:span></text:span></text:p>
            <text:p text:style-name="P63"><text:span text:style-name="Source_20_Text"><text:span text:style-name="T34">domGetC</text:span></text:span><text:span text:style-name="Source_20_Text"><text:span text:style-name="T35">SS</text:span></text:span><text:span text:style-name="Source_20_Text"><text:span text:style-name="T34">Var(&lt;name&gt;);</text:span></text:span></text:p>
            <text:p text:style-name="P62"><text:span text:style-name="Source_20_Text"><text:span text:style-name="T32">domSetC</text:span></text:span><text:span text:style-name="Source_20_Text"><text:span text:style-name="T35">SS</text:span></text:span><text:span text:style-name="Source_20_Text"><text:span text:style-name="T32">Var(</text:span></text:span><text:span text:style-name="Source_20_Text"><text:span text:style-name="T34">&lt;</text:span></text:span><text:span text:style-name="Source_20_Text"><text:span text:style-name="T32">n</text:span></text:span><text:span text:style-name="Source_20_Text"><text:span text:style-name="T34">ame&gt;</text:span></text:span><text:span text:style-name="Source_20_Text"><text:span text:style-name="T32">,</text:span></text:span><text:span text:style-name="Source_20_Text"><text:span text:style-name="T34">&lt;</text:span></text:span><text:span text:style-name="Source_20_Text"><text:span text:style-name="T32">v</text:span></text:span><text:span text:style-name="Source_20_Text"><text:span text:style-name="T34">alue&gt;</text:span></text:span><text:span text:style-name="Source_20_Text"><text:span text:style-name="T32">);</text:span></text:span></text:p>
            <text:p text:style-name="P82"><text:span text:style-name="Source_20_Text"/></text:p>
            <text:p text:style-name="P82"><text:span text:style-name="Source_20_Text"><text:span text:style-name="T32">importScript(&lt;script1&gt;[,scriptN]);</text:span></text:span></text:p>
            <text:p text:style-name="P82"><text:span text:style-name="Source_20_Text"><text:span text:style-name="T32">importStyle(&lt;style1&gt;[,styleN]);</text:span></text:span></text:p>
            <text:p text:style-name="P62"><text:span text:style-name="Source_20_Text"/></text:p>
            <text:p text:style-name="P62"><text:span text:style-name="Source_20_Text"><text:span text:style-name="T32">setFullscreenOn(&lt;selector&gt; </text:span></text:span><text:span text:style-name="Source_20_Text"><text:span text:style-name="T70">or</text:span></text:span><text:span text:style-name="Source_20_Text"><text:span text:style-name="T32"> &lt;element&gt;);</text:span></text:span></text:p>
            <text:p text:style-name="P74"><text:span text:style-name="Source_20_Text"><text:span text:style-name="T32">setFullscreenOff();</text:span></text:span></text:p>
            <text:p text:style-name="P74"><text:span text:style-name="Source_20_Text"><text:span text:style-name="T32">getFullscreen();<text:line-break/></text:span></text:span></text:p>
            <text:p text:style-name="P85"><text:span text:style-name="Source_20_Text"><text:span text:style-name="T32">form2array(&lt;form&gt;);</text:span></text:span></text:p>
            <text:p text:style-name="P85"><text:span text:style-name="Source_20_Text"><text:span text:style-name="T32">form2string(&lt;form&gt;);</text:span></text:span></text:p>
            <text:p text:style-name="P62"><text:span text:style-name="Source_20_Text"><text:span text:style-name="T32">getDoNotTrack();</text:span></text:span></text:p>
            <text:p text:style-name="P105"><text:span text:style-name="Source_20_Text"><text:span text:style-name="T32">getLocation(&lt;success&gt;[,error]);</text:span></text:span></text:p>
            <text:p text:style-name="P105"><text:span text:style-name="Source_20_Text"><text:span text:style-name="T32">createFile(&lt;filename&gt;,&lt;content&gt;[,dType]);</text:span></text:span></text:p>
          </table:table-cell>
          <table:table-cell table:style-name="Table1.C2" table:number-rows-spanned="3" office:value-type="string">
            <text:p text:style-name="P68"><text:span text:style-name="Source_20_Text"><text:span text:style-name="T32">isMap(&lt;</text:span></text:span><text:span text:style-name="Source_20_Text"><text:span text:style-name="T101">v</text:span></text:span><text:span text:style-name="Source_20_Text"><text:span text:style-name="T113">alue</text:span></text:span><text:span text:style-name="Source_20_Text"><text:span text:style-name="T32">&gt;);</text:span></text:span><text:span text:style-name="Source_20_Text"><text:span text:style-name="T70"> </text:span></text:span><text:span text:style-name="Source_20_Text"><text:span text:style-name="T71">and</text:span></text:span><text:span text:style-name="Source_20_Text"><text:span text:style-name="T70"> </text:span></text:span><text:span text:style-name="Source_20_Text"><text:span text:style-name="T32">isWeakMap(&lt;</text:span></text:span><text:span text:style-name="Source_20_Text"><text:span text:style-name="T101">v</text:span></text:span><text:span text:style-name="Source_20_Text"><text:span text:style-name="T32">&gt;);</text:span></text:span></text:p>
            <text:p text:style-name="P68"><text:span text:style-name="Source_20_Text"><text:span text:style-name="T32">isSet(&lt;</text:span></text:span><text:span text:style-name="Source_20_Text"><text:span text:style-name="T101">v</text:span></text:span><text:span text:style-name="Source_20_Text"><text:span text:style-name="T113">alue</text:span></text:span><text:span text:style-name="Source_20_Text"><text:span text:style-name="T32">&gt;);</text:span></text:span><text:span text:style-name="Source_20_Text"><text:span text:style-name="T70"> </text:span></text:span><text:span text:style-name="Source_20_Text"><text:span text:style-name="T71">and</text:span></text:span><text:span text:style-name="Source_20_Text"><text:span text:style-name="T70"> </text:span></text:span><text:span text:style-name="Source_20_Text"><text:span text:style-name="T32">isWeakSet(&lt;</text:span></text:span><text:span text:style-name="Source_20_Text"><text:span text:style-name="T101">v</text:span></text:span><text:span text:style-name="Source_20_Text"><text:span text:style-name="T32">&gt;);</text:span></text:span></text:p>
            <text:p text:style-name="P76"><text:span text:style-name="Source_20_Text"><text:span text:style-name="T32">isNumber(&lt;</text:span></text:span><text:span text:style-name="Source_20_Text"><text:span text:style-name="T110">v</text:span></text:span><text:span text:style-name="Source_20_Text"><text:span text:style-name="T32">&gt;); <text:s/></text:span></text:span><text:span text:style-name="Source_20_Text"><text:span text:style-name="T75">and</text:span></text:span><text:span text:style-name="Source_20_Text"><text:span text:style-name="T32"> isNumeric(&lt;</text:span></text:span><text:span text:style-name="Source_20_Text"><text:span text:style-name="T110">v</text:span></text:span><text:span text:style-name="Source_20_Text"><text:span text:style-name="T32">&gt;);</text:span></text:span></text:p>
            <text:p text:style-name="P76"><text:span text:style-name="Source_20_Text"><text:span text:style-name="T32">isFloat(&lt;</text:span></text:span><text:span text:style-name="Source_20_Text"><text:span text:style-name="T110">v</text:span></text:span><text:span text:style-name="Source_20_Text"><text:span text:style-name="T121">al</text:span></text:span><text:span text:style-name="Source_20_Text"><text:span text:style-name="T32">&gt;); </text:span></text:span><text:span text:style-name="Source_20_Text"><text:span text:style-name="T75">and</text:span></text:span><text:span text:style-name="Source_20_Text"><text:span text:style-name="T43"> </text:span></text:span><text:span text:style-name="Source_20_Text"><text:span text:style-name="T32">isBigInt(&lt;</text:span></text:span><text:span text:style-name="Source_20_Text"><text:span text:style-name="T110">v</text:span></text:span><text:span text:style-name="Source_20_Text"><text:span text:style-name="T32">&gt;);</text:span></text:span></text:p>
            <text:p text:style-name="P65"><text:span text:style-name="Source_20_Text"><text:span text:style-name="T32">isString(&lt;</text:span></text:span><text:span text:style-name="Source_20_Text"><text:span text:style-name="T103">v</text:span></text:span><text:span text:style-name="Source_20_Text"><text:span text:style-name="T32">&gt;); </text:span></text:span><text:span text:style-name="Source_20_Text"><text:span text:style-name="T70"><text:s/></text:span></text:span><text:span text:style-name="Source_20_Text"><text:span text:style-name="T72">and </text:span></text:span><text:span text:style-name="Source_20_Text"><text:span text:style-name="T32">isChar(&lt;</text:span></text:span><text:span text:style-name="Source_20_Text"><text:span text:style-name="T103">v</text:span></text:span><text:span text:style-name="Source_20_Text"><text:span text:style-name="T121">al</text:span></text:span><text:span text:style-name="Source_20_Text"><text:span text:style-name="T32">&gt;);</text:span></text:span></text:p>
            <text:p text:style-name="P68"><text:span text:style-name="Source_20_Text"><text:span text:style-name="T32">isDate(&lt;</text:span></text:span><text:span text:style-name="Source_20_Text"><text:span text:style-name="T106">v</text:span></text:span><text:span text:style-name="Source_20_Text"><text:span text:style-name="T121">al</text:span></text:span><text:span text:style-name="Source_20_Text"><text:span text:style-name="T32">&gt;); <text:s/></text:span></text:span><text:span text:style-name="Source_20_Text"><text:span text:style-name="T73">and</text:span></text:span><text:span text:style-name="Source_20_Text"><text:span text:style-name="T41"> </text:span></text:span><text:span text:style-name="Source_20_Text"><text:span text:style-name="T32">isError(&lt;</text:span></text:span><text:span text:style-name="Source_20_Text"><text:span text:style-name="T105">v</text:span></text:span><text:span text:style-name="Source_20_Text"><text:span text:style-name="T121">al</text:span></text:span><text:span text:style-name="Source_20_Text"><text:span text:style-name="T32">&gt;);</text:span></text:span></text:p>
            <text:p text:style-name="P73"><text:span text:style-name="Source_20_Text"><text:span text:style-name="T32">isRegexp(&lt;</text:span></text:span><text:span text:style-name="Source_20_Text"><text:span text:style-name="T107">v</text:span></text:span><text:span text:style-name="Source_20_Text"><text:span text:style-name="T32">&gt;); <text:s/></text:span></text:span><text:span text:style-name="Source_20_Text"><text:span text:style-name="T74">and</text:span></text:span><text:span text:style-name="Source_20_Text"><text:span text:style-name="T42"> </text:span></text:span><text:span text:style-name="Source_20_Text"><text:span text:style-name="T32">isSymbol(&lt;</text:span></text:span><text:span text:style-name="Source_20_Text"><text:span text:style-name="T107">v</text:span></text:span><text:span text:style-name="Source_20_Text"><text:span text:style-name="T32">&gt;);</text:span></text:span></text:p>
            <text:p text:style-name="P75"><text:span text:style-name="Source_20_Text"><text:span text:style-name="T32">isElement(&lt;</text:span></text:span><text:span text:style-name="Source_20_Text"><text:span text:style-name="T109">v</text:span></text:span><text:span text:style-name="Source_20_Text"><text:span text:style-name="T32">&gt;); </text:span></text:span><text:span text:style-name="Source_20_Text"><text:span text:style-name="T74">and </text:span></text:span><text:span text:style-name="Source_20_Text"><text:span text:style-name="T32">isObject(&lt;</text:span></text:span><text:span text:style-name="Source_20_Text"><text:span text:style-name="T109">v</text:span></text:span><text:span text:style-name="Source_20_Text"><text:span text:style-name="T32">&gt;);</text:span></text:span></text:p>
            <text:p text:style-name="P92"><text:span text:style-name="Source_20_Text"><text:span text:style-name="T32">isDataView(&lt;</text:span></text:span><text:span text:style-name="Source_20_Text"><text:span text:style-name="T117">v</text:span></text:span><text:span text:style-name="Source_20_Text"><text:span text:style-name="T121">al</text:span></text:span><text:span text:style-name="Source_20_Text"><text:span text:style-name="T123">ue</text:span></text:span><text:span text:style-name="Source_20_Text"><text:span text:style-name="T32">&gt;);</text:span></text:span></text:p>
            <text:p text:style-name="P92"><text:span text:style-name="Source_20_Text"><text:span text:style-name="T32">isBoolean(&lt;</text:span></text:span><text:span text:style-name="Source_20_Text"><text:span text:style-name="T117">v</text:span></text:span><text:span text:style-name="Source_20_Text"><text:span text:style-name="T123">alue</text:span></text:span><text:span text:style-name="Source_20_Text"><text:span text:style-name="T32">&gt;);</text:span></text:span></text:p>
            <text:p text:style-name="P92"><text:span text:style-name="Source_20_Text"><text:span text:style-name="T32">isNull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32">&gt;);</text:span></text:span></text:p>
            <text:p text:style-name="P92"><text:span text:style-name="Source_20_Text"><text:span text:style-name="T32">isUndefined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32">&gt;);</text:span></text:span></text:p>
            <text:p text:style-name="P91"><text:span text:style-name="Source_20_Text"><text:span text:style-name="T32">isNullOrUndefined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32">&gt;); </text:span></text:span></text:p>
            <text:p text:style-name="P91"><text:span text:style-name="Source_20_Text"><text:span text:style-name="T32">isNil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73"><text:span text:style-name="Source_20_Text"><text:span text:style-name="T32">isPlainObject(&lt;value&gt;);</text:span></text:span></text:p>
            <text:p text:style-name="P91"><text:span text:style-name="Source_20_Text"><text:span text:style-name="T7">isTruthy(&lt;val</text:span></text:span><text:span text:style-name="Source_20_Text"><text:span text:style-name="T29">ue</text:span></text:span><text:span text:style-name="Source_20_Text"><text:span text:style-name="T7">&gt;);</text:span></text:span></text:p>
            <text:p text:style-name="P91"><text:span text:style-name="Source_20_Text"><text:span text:style-name="T7">isFalsy(&lt;</text:span></text:span><text:span text:style-name="Source_20_Text"><text:span text:style-name="T133">v</text:span></text:span><text:span text:style-name="Source_20_Text"><text:span text:style-name="T134">al</text:span></text:span><text:span text:style-name="Source_20_Text"><text:span text:style-name="T135">ue</text:span></text:span><text:span text:style-name="Source_20_Text"><text:span text:style-name="T7">&gt;);</text:span></text:span><text:span text:style-name="Source_20_Text"><text:span text:style-name="T32"> </text:span></text:span></text:p>
            <text:p text:style-name="P86"><text:span text:style-name="Source_20_Text"><text:span text:style-name="T32">isFunction(&lt;</text:span></text:span><text:span text:style-name="Source_20_Text"><text:span text:style-name="T118">v</text:span></text:span><text:span text:style-name="Source_20_Text"><text:span text:style-name="T32">&gt;); </text:span></text:span><text:span text:style-name="Source_20_Text"><text:span text:style-name="T58">+</text:span></text:span><text:span text:style-name="Source_20_Text"><text:span text:style-name="T32"> is</text:span></text:span><text:span text:style-name="Source_20_Text"><text:span text:style-name="T118">Callable</text:span></text:span><text:span text:style-name="Source_20_Text"><text:span text:style-name="T32">(&lt;</text:span></text:span><text:span text:style-name="Source_20_Text"><text:span text:style-name="T118">v</text:span></text:span><text:span text:style-name="Source_20_Text"><text:span text:style-name="T32">&gt;);</text:span></text:span></text:p>
            <text:p text:style-name="P72"><text:span text:style-name="Source_20_Text"><text:span text:style-name="T32">isConstructorFn</text:span></text:span><text:span text:style-name="Source_20_Text"><text:span text:style-name="T56">(&lt;value&gt;);</text:span></text:span></text:p>
            <text:p text:style-name="P75"><text:span text:style-name="Source_20_Text"><text:span text:style-name="T32">isGenerator</text:span></text:span><text:span text:style-name="Source_20_Text"><text:span text:style-name="T37">Fn</text:span></text:span><text:span text:style-name="Source_20_Text"><text:span text:style-name="T32">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2">&gt;);</text:span></text:span></text:p>
            <text:p text:style-name="P84"><text:span text:style-name="Source_20_Text"><text:span text:style-name="T32">isAsyncGeneratorFn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2">&gt;);</text:span></text:span></text:p>
            <text:p text:style-name="P75"><text:span text:style-name="Source_20_Text"><text:span text:style-name="T32">isAsync</text:span></text:span><text:span text:style-name="Source_20_Text"><text:span text:style-name="T36">Fn</text:span></text:span><text:span text:style-name="Source_20_Text"><text:span text:style-name="T32">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2">&gt;);</text:span></text:span></text:p>
            <text:p text:style-name="P88"><text:span text:style-name="Source_20_Text"><text:span text:style-name="T32">isArraylike(&lt;value&gt;);</text:span></text:span></text:p>
            <text:p text:style-name="P87"><text:span text:style-name="Source_20_Text"><text:span text:style-name="T32">isTypedArray(&lt;value&gt;);</text:span></text:span></text:p>
            <text:p text:style-name="P87"><text:span text:style-name="Source_20_Text"><text:span text:style-name="T32">isArrayBuffer(&lt;value&gt;);</text:span></text:span></text:p>
            <text:p text:style-name="P91"><text:span text:style-name="Source_20_Text"><text:span text:style-name="T32">isPrimitiv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91"><text:span text:style-name="Source_20_Text"><text:span text:style-name="T32">isPromis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91"><text:span text:style-name="Source_20_Text"><text:span text:style-name="T32">isIterator(&lt;</text:span></text:span><text:span text:style-name="Source_20_Text"><text:span text:style-name="T115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91"><text:span text:style-name="Source_20_Text"><text:span text:style-name="T32">isIterable(&lt;</text:span></text:span><text:span text:style-name="Source_20_Text"><text:span text:style-name="T115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75"><text:span text:style-name="Source_20_Text"><text:span text:style-name="T32">isEmptyObject(&lt;value&gt;);</text:span></text:span></text:p>
            <text:p text:style-name="P75"><text:span text:style-name="Source_20_Text"><text:span text:style-name="T32">isEmptyArray(&lt;value&gt;);</text:span></text:span></text:p>
            <text:p text:style-name="P75"><text:span text:style-name="Source_20_Text"><text:span text:style-name="T32">isEmptyMap(&lt;value&gt;);</text:span></text:span></text:p>
            <text:p text:style-name="P75"><text:span text:style-name="Source_20_Text"><text:span text:style-name="T32">isEmptySet(&lt;value&gt;);</text:span></text:span></text:p>
            <text:p text:style-name="P75"><text:span text:style-name="Source_20_Text"><text:span text:style-name="T32">isEmptyIterator(&lt;value&gt;);</text:span></text:span></text:p>
            <text:p text:style-name="P74"><text:span text:style-name="Source_20_Text"><text:span text:style-name="T32">isSameObject(&lt;object1&gt;,&lt;object2&gt;);</text:span></text:span></text:p>
            <text:p text:style-name="P74"><text:span text:style-name="Source_20_Text"><text:span text:style-name="T32">isSameArray(&lt;array1&gt;,&lt;array2&gt;);</text:span></text:span></text:p>
            <text:p text:style-name="P74"><text:span text:style-name="Source_20_Text"><text:span text:style-name="T32">isSameMap(&lt;map1&gt;,&lt;map2&gt;);</text:span></text:span></text:p>
            <text:p text:style-name="P74"><text:span text:style-name="Source_20_Text"><text:span text:style-name="T32">isSameSet(&lt;set</text:span></text:span><text:span text:style-name="Source_20_Text"><text:span text:style-name="T55">1</text:span></text:span><text:span text:style-name="Source_20_Text"><text:span text:style-name="T32">&gt;,&lt;set2&gt;);</text:span></text:span></text:p>
            <text:p text:style-name="P74"><text:span text:style-name="Source_20_Text"><text:span text:style-name="T32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59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111"><text:span text:style-name="Source_20_Text"><text:span text:style-name="T32">strProper</text:span></text:span><text:span text:style-name="Source_20_Text"><text:span text:style-name="T53">c</text:span></text:span><text:span text:style-name="Source_20_Text"><text:span text:style-name="T32">ase(&lt;</text:span></text:span><text:span text:style-name="Source_20_Text"><text:span text:style-name="T129">str</text:span></text:span><text:span text:style-name="Source_20_Text"><text:span text:style-name="T32">&gt;); </text:span></text:span><text:span text:style-name="Source_20_Text"><text:span text:style-name="T61">s</text:span></text:span><text:span text:style-name="Source_20_Text"><text:span text:style-name="T32">tr</text:span></text:span><text:span text:style-name="Source_20_Text"><text:span text:style-name="T57">T</text:span></text:span><text:span text:style-name="Source_20_Text"><text:span text:style-name="T119">itle</text:span></text:span><text:span text:style-name="Source_20_Text"><text:span text:style-name="T53">c</text:span></text:span><text:span text:style-name="Source_20_Text"><text:span text:style-name="T32">ase(&lt;</text:span></text:span><text:span text:style-name="Source_20_Text"><text:span text:style-name="T129">s</text:span></text:span><text:span text:style-name="Source_20_Text"><text:span text:style-name="T32">&gt;);</text:span></text:span></text:p>
            <text:p text:style-name="P111"><text:span text:style-name="Source_20_Text"><text:span text:style-name="T32">strCapitalize(&lt;</text:span></text:span><text:span text:style-name="Source_20_Text"><text:span text:style-name="T114">s</text:span></text:span><text:span text:style-name="Source_20_Text"><text:span text:style-name="T124">tring</text:span></text:span><text:span text:style-name="Source_20_Text"><text:span text:style-name="T32">&gt;);</text:span></text:span></text:p>
            <text:p text:style-name="P111"><text:span text:style-name="Source_20_Text"><text:span text:style-name="T32">strUpFirst(&lt;</text:span></text:span><text:span text:style-name="Source_20_Text"><text:span text:style-name="T129">str</text:span></text:span><text:span text:style-name="Source_20_Text"><text:span text:style-name="T32">&gt;); </text:span></text:span><text:span text:style-name="Source_20_Text"><text:span text:style-name="T68">+ </text:span></text:span><text:span text:style-name="Source_20_Text"><text:span text:style-name="T32">strDownFirst(&lt;</text:span></text:span><text:span text:style-name="Source_20_Text"><text:span text:style-name="T129">str</text:span></text:span><text:span text:style-name="Source_20_Text"><text:span text:style-name="T32">&gt;);</text:span></text:span></text:p>
            <text:p text:style-name="P111"><text:span text:style-name="Source_20_Text"><text:span text:style-name="T32">strReverse(&lt;</text:span></text:span><text:span text:style-name="Source_20_Text"><text:span text:style-name="T127">string</text:span></text:span><text:span text:style-name="Source_20_Text"><text:span text:style-name="T32">&gt;);</text:span></text:span></text:p>
            <text:p text:style-name="P112"><text:span text:style-name="Source_20_Text"><text:span text:style-name="T32">strCodePoints(&lt;string&gt;);</text:span></text:span></text:p>
            <text:p text:style-name="P112"><text:span text:style-name="Source_20_Text"><text:span text:style-name="T32">strFromCodePoints(&lt;</text:span></text:span><text:span text:style-name="Source_20_Text"><text:span text:style-name="T39">collection</text:span></text:span><text:span text:style-name="Source_20_Text"><text:span text:style-name="T32">&gt;);</text:span></text:span></text:p>
            <text:p text:style-name="P112"><text:span text:style-name="Source_20_Text"><text:span text:style-name="T32">strAt(&lt;</text:span></text:span><text:span text:style-name="Source_20_Text"><text:span text:style-name="T65">str</text:span></text:span><text:span text:style-name="Source_20_Text"><text:span text:style-name="T67">ing</text:span></text:span><text:span text:style-name="Source_20_Text"><text:span text:style-name="T32">&gt;,&lt;index&gt;[,newChar]);</text:span></text:span></text:p>
            <text:p text:style-name="P111"><text:span text:style-name="Source_20_Text"><text:span text:style-name="T32">strSplice(&lt;</text:span></text:span><text:span text:style-name="Source_20_Text"><text:span text:style-name="T65">str</text:span></text:span><text:span text:style-name="Source_20_Text"><text:span text:style-name="T32">&gt;,&lt;index&gt;,&lt;count&gt;[,add</text:span></text:span><text:span text:style-name="Source_20_Text"><text:span text:style-name="T66">]);</text:span></text:span></text:p>
            <text:p text:style-name="P112"><text:span text:style-name="Source_20_Text"><text:span text:style-name="T32">str</text:span></text:span><text:span text:style-name="Source_20_Text"><text:span text:style-name="T50">HTML</text:span></text:span><text:span text:style-name="Source_20_Text"><text:span text:style-name="T32">RemoveTags(&lt;string&gt;);<text:line-break/>strHTMLEscape(&lt;</text:span></text:span><text:span text:style-name="Source_20_Text"><text:span text:style-name="T127">string</text:span></text:span><text:span text:style-name="Source_20_Text"><text:span text:style-name="T32">&gt;);</text:span></text:span></text:p>
            <text:p text:style-name="P112"><text:span text:style-name="Source_20_Text"><text:span text:style-name="T32">strHTML</text:span></text:span><text:span text:style-name="Source_20_Text"><text:span text:style-name="T49">Un</text:span></text:span><text:span text:style-name="Source_20_Text"><text:span text:style-name="T32">Escape(&lt;</text:span></text:span><text:span text:style-name="Source_20_Text"><text:span text:style-name="T127">string</text:span></text:span><text:span text:style-name="Source_20_Text"><text:span text:style-name="T32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47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136">Collections </text:span></text:span><text:span text:style-name="Source_20_Text"><text:span text:style-name="T137">API</text:span></text:span></text:p>
          </table:table-cell>
          <table:covered-table-cell/>
          <table:table-cell table:style-name="Table4.C1" office:value-type="string">
            <text:p text:style-name="P101">Polyfills</text:p>
          </table:table-cell>
        </table:table-row>
        <table:table-row>
          <table:table-cell table:style-name="Table4.A2" table:number-rows-spanned="3" office:value-type="string">
            <text:p text:style-name="P21"><text:span text:style-name="Source_20_Text"><text:span text:style-name="T138">arrayCreate([length=0]);</text:span></text:span></text:p>
            <text:p text:style-name="P21"><text:span text:style-name="Source_20_Text"><text:span text:style-name="T138">arrayDeepClone(&lt;array&gt;);</text:span></text:span></text:p>
            <text:p text:style-name="P21"><text:span text:style-name="Source_20_Text"><text:span text:style-name="T138">arrayMerge(&lt;targe</text:span></text:span><text:span text:style-name="Source_20_Text"><text:span text:style-name="T144">t</text:span></text:span><text:span text:style-name="Source_20_Text"><text:span text:style-name="T138">&gt;,&lt;s</text:span></text:span><text:span text:style-name="Source_20_Text"><text:span text:style-name="T149">ou</text:span></text:span><text:span text:style-name="Source_20_Text"><text:span text:style-name="T144">r</text:span></text:span><text:span text:style-name="Source_20_Text"><text:span text:style-name="T138">c</text:span></text:span><text:span text:style-name="Source_20_Text"><text:span text:style-name="T149">e</text:span></text:span><text:span text:style-name="Source_20_Text"><text:span text:style-name="T138">1&gt;[,</text:span></text:span><text:span text:style-name="Source_20_Text"><text:span text:style-name="T144">s</text:span></text:span><text:span text:style-name="Source_20_Text"><text:span text:style-name="T149">ou</text:span></text:span><text:span text:style-name="Source_20_Text"><text:span text:style-name="T144">r</text:span></text:span><text:span text:style-name="Source_20_Text"><text:span text:style-name="T149">ce</text:span></text:span><text:span text:style-name="Source_20_Text"><text:span text:style-name="T138">N]);</text:span></text:span></text:p>
            <text:p text:style-name="P24"><text:span text:style-name="Source_20_Text"><text:span text:style-name="T138">arrayUnique(&lt;collection&gt;);</text:span></text:span></text:p>
            <text:p text:style-name="P24"><text:span text:style-name="Source_20_Text"><text:span text:style-name="T159">arrayAdd</text:span></text:span><text:span text:style-name="Source_20_Text"><text:span text:style-name="T138">(&lt;array&gt;,&lt;value&gt;);</text:span></text:span></text:p>
            <text:p text:style-name="P24"><text:span text:style-name="Source_20_Text"><text:span text:style-name="T138">arrayClear(&lt;array&gt;); </text:span></text:span></text:p>
            <text:p text:style-name="P24"><text:span text:style-name="Source_20_Text"><text:span text:style-name="T158">arrayRemove(&lt;array&gt;,&lt;value&gt;[,all</text:span></text:span><text:span text:style-name="Source_20_Text"><text:span text:style-name="T160">=false</text:span></text:span><text:span text:style-name="Source_20_Text"><text:span text:style-name="T158">]);</text:span></text:span></text:p>
            <text:p text:style-name="P28"><text:span text:style-name="Source_20_Text"><text:span text:style-name="T158">arrayRemove</text:span></text:span><text:span text:style-name="Source_20_Text"><text:span text:style-name="T161">By</text:span></text:span><text:span text:style-name="Source_20_Text"><text:span text:style-name="T158">(&lt;array&gt;,&lt;</text:span></text:span><text:span text:style-name="Source_20_Text"><text:span text:style-name="T161">callback</text:span></text:span><text:span text:style-name="Source_20_Text"><text:span text:style-name="T158">&gt;[,all</text:span></text:span><text:span text:style-name="Source_20_Text"><text:span text:style-name="T160">=false</text:span></text:span><text:span text:style-name="Source_20_Text"><text:span text:style-name="T158">]);</text:span></text:span></text:p>
            <text:p text:style-name="P70"><text:span text:style-name="Source_20_Text"><text:span text:style-name="T84">arrayRange([start=0[,end=</text:span></text:span><text:span text:style-name="Source_20_Text"><text:span text:style-name="T97">99</text:span></text:span><text:span text:style-name="Source_20_Text"><text:span text:style-name="T84">[,step=1]]]);</text:span></text:span></text:p>
            <text:p text:style-name="P71"><text:span text:style-name="Source_20_Text"><text:span text:style-name="T7">arrayCycle(&lt;collection&gt;[,n</text:span></text:span><text:span text:style-name="Source_20_Text"><text:span text:style-name="T23">=100</text:span></text:span><text:span text:style-name="Source_20_Text"><text:span text:style-name="T7">]);</text:span></text:span></text:p>
            <text:p text:style-name="P71"><text:span text:style-name="Source_20_Text"><text:span text:style-name="T7">arrayRepeat(&lt;value&gt;[,n</text:span></text:span><text:span text:style-name="Source_20_Text"><text:span text:style-name="T24">=100</text:span></text:span><text:span text:style-name="Source_20_Text"><text:span text:style-name="T7">]);</text:span></text:span></text:p>
            <text:p text:style-name="P71"><text:span text:style-name="Source_20_Text"/></text:p>
            <text:p text:style-name="P70"><text:span text:style-name="Source_20_Text"><text:span text:style-name="T8">iterRange([start=0[,step=1[,end=Infinity]]]);</text:span></text:span></text:p>
            <text:p text:style-name="P70"><text:span text:style-name="Source_20_Text"><text:span text:style-name="T8">iterCycle(&lt;iter&gt;[,n</text:span></text:span><text:span text:style-name="Source_20_Text"><text:span text:style-name="T25">=Infinity</text:span></text:span><text:span text:style-name="Source_20_Text"><text:span text:style-name="T8">]);</text:span></text:span></text:p>
            <text:p text:style-name="P70"><text:span text:style-name="Source_20_Text"><text:span text:style-name="T7">iterRepeat(&lt;value&gt;[,n</text:span></text:span><text:span text:style-name="Source_20_Text"><text:span text:style-name="T25">=Infinity</text:span></text:span><text:span text:style-name="Source_20_Text"><text:span text:style-name="T7">]);</text:span></text:span></text:p>
            <text:p text:style-name="P69"><text:span text:style-name="Source_20_Text"/></text:p>
            <text:p text:style-name="P69"><text:span text:style-name="Source_20_Text"><text:span text:style-name="T7">arrayUnion(&lt;collection1&gt;[,collectionN]);</text:span></text:span></text:p>
            <text:p text:style-name="P69"><text:span text:style-name="Source_20_Text"><text:span text:style-name="T7">arrayIntersection(&lt;collection1&gt;,&lt;collection2&gt;);</text:span></text:span></text:p>
            <text:p text:style-name="P69"><text:span text:style-name="Source_20_Text"><text:span text:style-name="T7">arrayDifference(&lt;collection1&gt;,&lt;collection2&gt;);</text:span></text:span></text:p>
            <text:p text:style-name="P69"><text:span text:style-name="Source_20_Text"><text:span text:style-name="T7">arraySymmetricDifference(&lt;colle</text:span></text:span><text:span text:style-name="Source_20_Text"><text:span text:style-name="T21">c</text:span></text:span><text:span text:style-name="Source_20_Text"><text:span text:style-name="T7">1&gt;,&lt;collec2&gt;);</text:span></text:span></text:p>
            <text:p text:style-name="P69"><text:span text:style-name="Source_20_Text"/></text:p>
            <text:p text:style-name="P69"><text:span text:style-name="Source_20_Text"><text:span text:style-name="T7">setUnion(&lt;collection1&gt;[,collectionN]);</text:span></text:span></text:p>
            <text:p text:style-name="P69"><text:span text:style-name="Source_20_Text"><text:span text:style-name="T7">setIntersection(&lt;set1&gt;,&lt;set2&gt;);</text:span></text:span></text:p>
            <text:p text:style-name="P69"><text:span text:style-name="Source_20_Text"><text:span text:style-name="T7">setDifference(&lt;set1&gt;,&lt;set2&gt;);</text:span></text:span></text:p>
            <text:p text:style-name="P23"><text:span text:style-name="Source_20_Text"><text:span text:style-name="T138">setSymmetricDifference(&lt;set1&gt;,&lt;set2&gt;);</text:span></text:span></text:p>
            <text:p text:style-name="P69"><text:span text:style-name="Source_20_Text"/></text:p>
            <text:p text:style-name="P69"><text:span text:style-name="Source_20_Text"><text:span text:style-name="T7">isSuperset(&lt;superCollection&gt;,&lt;subCollection&gt;);</text:span></text:span></text:p>
            <text:p text:style-name="P69"><text:span text:style-name="Source_20_Text"/></text:p>
            <text:p text:style-name="P12"><text:span text:style-name="Source_20_Text"><text:span text:style-name="T8">slice(&lt;collection&gt;[,begin=0[,end=Infinity]]);</text:span></text:span></text:p>
            <text:p text:style-name="P89"><text:span text:style-name="Source_20_Text"><text:span text:style-name="T8">withOut(&lt;collection&gt;,&lt;filterCollection&gt;);</text:span></text:span></text:p>
            <text:p text:style-name="P8"><text:span text:style-name="Source_20_Text"><text:span text:style-name="T7">reduce(&lt;collection&gt;,&lt;callback&gt;[,initialvalue]);</text:span></text:span></text:p>
            <text:p text:style-name="P2"><text:span text:style-name="Source_20_Text"/></text:p>
            <text:p text:style-name="P2"><text:span text:style-name="Source_20_Text"><text:span text:style-name="T7">take(&lt;collection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While(&lt;collection&gt;,&lt;callback&gt;);</text:span></text:span></text:p>
            <text:p text:style-name="P2"><text:span text:style-name="Source_20_Text"><text:span text:style-name="T7">takeRight(&lt;collec</text:span></text:span><text:span text:style-name="Source_20_Text"><text:span text:style-name="T8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RightWhile(&lt;collec</text:span></text:span><text:span text:style-name="Source_20_Text"><text:span text:style-name="T10">tion</text:span></text:span><text:span text:style-name="Source_20_Text"><text:span text:style-name="T7">&gt;,&lt;callback&gt;);</text:span></text:span></text:p>
            <text:p text:style-name="P3"><text:span text:style-name="Source_20_Text"><text:span text:style-name="T7">drop(&lt;collection&gt;[,n</text:span></text:span><text:span text:style-name="Source_20_Text"><text:span text:style-name="T26">=1</text:span></text:span><text:span text:style-name="Source_20_Text"><text:span text:style-name="T7">]);</text:span></text:span><text:span text:style-name="Source_20_Text"><text:span text:style-name="T69"> </text:span></text:span></text:p>
            <text:p text:style-name="P3"><text:span text:style-name="Source_20_Text"><text:span text:style-name="T7">dropWhile(&lt;collection&gt;,&lt;callback&gt;);</text:span></text:span></text:p>
            <text:p text:style-name="P14"><text:span text:style-name="Source_20_Text"><text:span text:style-name="T7">dropRight(&lt;collec</text:span></text:span><text:span text:style-name="Source_20_Text"><text:span text:style-name="T10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14"><text:span text:style-name="Source_20_Text"><text:span text:style-name="T7">dropRightWhile(&lt;collec</text:span></text:span><text:span text:style-name="Source_20_Text"><text:span text:style-name="T8">tion</text:span></text:span><text:span text:style-name="Source_20_Text"><text:span text:style-name="T7">&gt;,&lt;callback&gt;);</text:span></text:span></text:p>
          </table:table-cell>
          <table:table-cell table:style-name="Table4.B2" table:number-rows-spanned="3" office:value-type="string">
            <text:p text:style-name="P70"><text:span text:style-name="Source_20_Text"><text:span text:style-name="T85">forEach</text:span></text:span><text:span text:style-name="Source_20_Text"><text:span text:style-name="T8">(&lt;collec</text:span></text:span><text:span text:style-name="Source_20_Text"><text:span text:style-name="T19">t</text:span></text:span><text:span text:style-name="Source_20_Text"><text:span text:style-name="T28">ion</text:span></text:span><text:span text:style-name="Source_20_Text"><text:span text:style-name="T8">&gt;,&lt;callback&gt;);</text:span></text:span></text:p>
            <text:p text:style-name="P17"><text:span text:style-name="Source_20_Text"><text:span text:style-name="T142">map(&lt;collection&gt;,&lt;callback&gt;);</text:span></text:span></text:p>
            <text:p text:style-name="P2"><text:span text:style-name="Source_20_Text"><text:span text:style-name="T8">enumerate(&lt;collection&gt;[,offset=0]);</text:span></text:span></text:p>
            <text:p text:style-name="P9"><text:span text:style-name="Source_20_Text"><text:span text:style-name="T131">entries</text:span></text:span><text:span text:style-name="Source_20_Text"><text:span text:style-name="T8">(&lt;collection&gt;[,offset=0]);</text:span></text:span></text:p>
            <text:p text:style-name="P2"><text:span text:style-name="Source_20_Text"><text:span text:style-name="T7">size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2"><text:span text:style-name="Source_20_Text"/></text:p>
            <text:p text:style-name="P7"><text:span text:style-name="Source_20_Text"><text:span text:style-name="T7">every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7"><text:span text:style-name="Source_20_Text"><text:span text:style-name="T7">some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text:span text:style-name="Source_20_Text"><text:span text:style-name="T15"> </text:span></text:span></text:p>
            <text:p text:style-name="P7"><text:span text:style-name="Source_20_Text"><text:span text:style-name="T8">none(&lt;collec</text:span></text:span><text:span text:style-name="Source_20_Text"><text:span text:style-name="T13">tion</text:span></text:span><text:span text:style-name="Source_20_Text"><text:span text:style-name="T8">&gt;,&lt;</text:span></text:span><text:span text:style-name="Source_20_Text"><text:span text:style-name="T12">callback</text:span></text:span><text:span text:style-name="Source_20_Text"><text:span text:style-name="T8">&gt;);</text:span></text:span></text:p>
            <text:p text:style-name="P2"><text:span text:style-name="Source_20_Text"/></text:p>
            <text:p text:style-name="P2"><text:span text:style-name="Source_20_Text"><text:span text:style-name="T7">includes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11"><text:span text:style-name="Source_20_Text"><text:span text:style-name="T132">contains</text:span></text:span><text:span text:style-name="Source_20_Text"><text:span text:style-name="T7">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2"><text:span text:style-name="Source_20_Text"/></text:p>
            <text:p text:style-name="P2"><text:span text:style-name="Source_20_Text"><text:span text:style-name="T7">find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2"><text:span text:style-name="Source_20_Text"><text:span text:style-name="T7">findLast(&lt;collection&gt;,&lt;callback&gt;);</text:span></text:span></text:p>
            <text:p text:style-name="P2"><text:span text:style-name="Source_20_Text"/></text:p>
            <text:p text:style-name="P2"><text:span text:style-name="Source_20_Text"><text:span text:style-name="T7">filter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10"><text:span text:style-name="Source_20_Text"><text:span text:style-name="T22">reject(&lt;</text:span></text:span><text:span text:style-name="Source_20_Text"><text:span text:style-name="T11">collection</text:span></text:span><text:span text:style-name="Source_20_Text"><text:span text:style-name="T22">&gt;,&lt;</text:span></text:span><text:span text:style-name="Source_20_Text"><text:span text:style-name="T12">callback</text:span></text:span><text:span text:style-name="Source_20_Text"><text:span text:style-name="T22">&gt;);</text:span></text:span></text:p>
            <text:p text:style-name="P81"><text:span text:style-name="Source_20_Text"><text:span text:style-name="T88">p</text:span></text:span><text:span text:style-name="Source_20_Text"><text:span text:style-name="T89">artition(&lt;collection&gt;,&lt;</text:span></text:span><text:span text:style-name="Source_20_Text"><text:span text:style-name="T95">c</text:span></text:span><text:span text:style-name="Source_20_Text"><text:span text:style-name="T96">all</text:span></text:span><text:span text:style-name="Source_20_Text"><text:span text:style-name="T95">b</text:span></text:span><text:span text:style-name="Source_20_Text"><text:span text:style-name="T96">ack</text:span></text:span><text:span text:style-name="Source_20_Text"><text:span text:style-name="T89">&gt;);</text:span></text:span></text:p>
            <text:p text:style-name="P40"><text:span text:style-name="Source_20_Text"/></text:p>
            <text:p text:style-name="P19"><text:span text:style-name="Source_20_Text"><text:span text:style-name="T148">shuffle(&lt;collection&gt;);</text:span></text:span></text:p>
            <text:p text:style-name="P25"><text:span text:style-name="Source_20_Text"><text:span text:style-name="T138">min(&lt;</text:span></text:span><text:span text:style-name="Source_20_Text"><text:span text:style-name="T145">value1&gt;[,valueN]</text:span></text:span><text:span text:style-name="Source_20_Text"><text:span text:style-name="T138">);</text:span></text:span></text:p>
            <text:p text:style-name="P18"><text:span text:style-name="Source_20_Text"><text:span text:style-name="T146">max(&lt;</text:span></text:span><text:span text:style-name="Source_20_Text"><text:span text:style-name="T145">value1&gt;[,valueN]</text:span></text:span><text:span text:style-name="Source_20_Text"><text:span text:style-name="T146">);</text:span></text:span></text:p>
            <text:p text:style-name="P5"><text:span text:style-name="Source_20_Text"><text:span text:style-name="T16">sort(&lt;collection&gt;</text:span></text:span><text:span text:style-name="Source_20_Text"><text:span text:style-name="T17">[</text:span></text:span><text:span text:style-name="Source_20_Text"><text:span text:style-name="T16">,number</text:span></text:span><text:span text:style-name="Source_20_Text"><text:span text:style-name="T27">s=false</text:span></text:span><text:span text:style-name="Source_20_Text"><text:span text:style-name="T17">]</text:span></text:span><text:span text:style-name="Source_20_Text"><text:span text:style-name="T16">);</text:span></text:span></text:p>
            <text:p text:style-name="P5"><text:span text:style-name="Source_20_Text"><text:span text:style-name="T18">reverse(&lt;collec</text:span></text:span><text:span text:style-name="Source_20_Text"><text:span text:style-name="T9">tion</text:span></text:span><text:span text:style-name="Source_20_Text"><text:span text:style-name="T11">&gt;</text:span></text:span><text:span text:style-name="Source_20_Text"><text:span text:style-name="T18">);</text:span></text:span></text:p>
            <text:p text:style-name="P73"><text:span text:style-name="Source_20_Text"/></text:p>
            <text:p text:style-name="P73"><text:span text:style-name="Source_20_Text"><text:span text:style-name="T7">zip(&lt;collection1&gt;[,collectionN]);</text:span></text:span></text:p>
            <text:p text:style-name="P6"><text:span text:style-name="Source_20_Text"><text:span text:style-name="T87">unzip(&lt;collection&gt;);</text:span></text:span></text:p>
            <text:p text:style-name="P6"><text:span text:style-name="Source_20_Text"><text:span text:style-name="T87">zipObj(&lt;collection1&gt;,&lt;collection2&gt;);</text:span></text:span></text:p>
            <text:p text:style-name="P6"><text:span text:style-name="Source_20_Text"><text:span text:style-name="T87"/></text:span></text:p>
            <text:p text:style-name="P79"><text:span text:style-name="Source_20_Text"><text:span text:style-name="T7">item(&lt;collection&gt;,&lt;index&gt;);</text:span></text:span></text:p>
            <text:p text:style-name="P80"><text:span text:style-name="Source_20_Text"><text:span text:style-name="T20">nth(&lt;collection&gt;,&lt;index&gt;);</text:span></text:span></text:p>
            <text:p text:style-name="P13"><text:span text:style-name="Source_20_Text"><text:span text:style-name="T7">first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13"><text:span text:style-name="Source_20_Text"><text:span text:style-name="T86">head(&lt;col</text:span></text:span><text:span text:style-name="Source_20_Text"><text:span text:style-name="T90">lection</text:span></text:span><text:span text:style-name="Source_20_Text"><text:span text:style-name="T86">&gt;);</text:span></text:span></text:p>
            <text:p text:style-name="P16"><text:span text:style-name="Source_20_Text"><text:span text:style-name="T138">last(&lt;collec</text:span></text:span><text:span text:style-name="Source_20_Text"><text:span text:style-name="T141">tion</text:span></text:span><text:span text:style-name="Source_20_Text"><text:span text:style-name="T138">&gt;);</text:span></text:span></text:p>
            <text:p text:style-name="P46">initial(&lt;collection&gt;);</text:p>
            <text:p text:style-name="P4"><text:span text:style-name="Source_20_Text"><text:span text:style-name="T7">tail(&lt;collection&gt;);</text:span></text:span></text:p>
            <text:p text:style-name="P2"><text:span text:style-name="Source_20_Text"><text:span text:style-name="T14">flat(&lt;collection&gt;);</text:span></text:span></text:p>
            <text:p text:style-name="P2"><text:span text:style-name="Source_20_Text"><text:span text:style-name="T7">concat(&lt;collection1&gt;[,collectionN]);</text:span></text:span></text:p>
            <text:p text:style-name="P15"><text:span text:style-name="Source_20_Text"><text:span text:style-name="T142">join(&lt;collection&gt;[,separator</text:span></text:span><text:span text:style-name="Source_20_Text"><text:span text:style-name="T143">=","</text:span></text:span><text:span text:style-name="Source_20_Text"><text:span text:style-name="T142">]);</text:span></text:span></text:p>
          </table:table-cell>
          <table:table-cell table:style-name="Table4.C2" office:value-type="string">
            <text:p text:style-name="P26"><text:span text:style-name="Source_20_Text"><text:span text:style-name="T138"/></text:span></text:p>
            <text:p text:style-name="P39"><text:span text:style-name="Source_20_Text"><text:span text:style-name="T138">Array.fromAsync(); </text:span></text:span></text:p>
            <text:p text:style-name="P39"><text:span text:style-name="Source_20_Text"><text:span text:style-name="T138"><text:line-break/>Array.prototype.toReversed();</text:span></text:span></text:p>
            <text:p text:style-name="P26"><text:span text:style-name="Source_20_Text"><text:span text:style-name="T138"/></text:span></text:p>
            <text:p text:style-name="P26"><text:span text:style-name="Source_20_Text"><text:span text:style-name="T138">Array.prototype.toSorted();</text:span></text:span></text:p>
            <text:p text:style-name="P26"><text:span text:style-name="Source_20_Text"><text:span text:style-name="T138"/></text:span></text:p>
            <text:p text:style-name="P26"><text:span text:style-name="Source_20_Text"><text:span text:style-name="T138">Array.prototype.toSpliced();</text:span></text:span></text:p>
            <text:p text:style-name="P26"><text:span text:style-name="Source_20_Text"><text:span text:style-name="T138"/></text:span></text:p>
            <text:p text:style-name="P26"><text:span text:style-name="Source_20_Text"><text:span text:style-name="T138">Array.prototype.with();</text:span></text:span></text:p>
            <text:p text:style-name="P30"><text:span text:style-name="Source_20_Text"><text:span text:style-name="T138"/></text:span></text:p>
            <text:p text:style-name="P30"><text:span text:style-name="Source_20_Text"><text:span text:style-name="T138">crypto.randomUUID();</text:span></text:span></text:p>
            <text:p text:style-name="P30"><text:span text:style-name="Source_20_Text"><text:span text:style-name="T138"/></text:span></text:p>
            <text:p text:style-name="P30"><text:span text:style-name="Source_20_Text"><text:span text:style-name="T138">globalThis;</text:span></text:span></text:p>
            <text:p text:style-name="P30"><text:span text:style-name="Source_20_Text"><text:span text:style-name="T138"/></text:span></text:p>
            <text:p text:style-name="P30"><text:span text:style-name="Source_20_Text"><text:span text:style-name="T138">Map.groupBy();</text:span></text:span></text:p>
            <text:p text:style-name="P38"><text:span text:style-name="Source_20_Text"><text:span text:style-name="T138"/></text:span></text:p>
            <text:p text:style-name="P30"><text:span text:style-name="Source_20_Text"><text:span text:style-name="T162">Object.groupBy();</text:span></text:span></text:p>
            <text:p text:style-name="P30"><text:span text:style-name="Source_20_Text"><text:span text:style-name="T138"/></text:span></text:p>
            <text:p text:style-name="P30"><text:span text:style-name="Source_20_Text"><text:span text:style-name="T138">Object</text:span></text:span><text:span text:style-name="Source_20_Text"><text:span text:style-name="T147">.</text:span></text:span><text:span text:style-name="Source_20_Text"><text:span text:style-name="T140">hasOwn();</text:span></text:span></text:p>
            <text:p text:style-name="P30"><text:span text:style-name="Source_20_Text"><text:span text:style-name="T138"/></text:span></text:p>
            <text:p text:style-name="P27"><text:span text:style-name="Source_20_Text"><text:span text:style-name="T184">TypedArray.prototype.toReversed();</text:span></text:span><text:span text:style-name="T7"/></text:p>
            <text:p text:style-name="P27"><text:span text:style-name="Source_20_Text"><text:span text:style-name="T184"/></text:span></text:p>
            <text:p text:style-name="P27"><text:span text:style-name="Source_20_Text"><text:span text:style-name="T184">TypedArray.prototype.toSorted();</text:span></text:span><text:span text:style-name="T7"/></text:p>
            <text:p text:style-name="P27"><text:span text:style-name="Source_20_Text"><text:span text:style-name="T184"/></text:span></text:p>
            <text:p text:style-name="P27"><text:span text:style-name="Source_20_Text"><text:span text:style-name="T184">TypedArray.prototype.with();</text:span></text:span></text:p>
            <text:p text:style-name="P27"><text:span text:style-name="Source_20_Text"><text:span text:style-name="T7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102"><text:span text:style-name="T178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22"><text:span text:style-name="Source_20_Text"><text:span text:style-name="T138"/></text:span></text:p>
            <text:p text:style-name="P22"><text:span text:style-name="Source_20_Text"><text:span text:style-name="T138">BigInt.prototype.toJSON();</text:span></text:span></text:p>
            <text:p text:style-name="P36"><text:span text:style-name="Source_20_Text"><text:span text:style-name="T139"/></text:span></text:p>
            <text:p text:style-name="P36"><text:span text:style-name="Source_20_Text"><text:span text:style-name="T150">window.</text:span></text:span><text:span text:style-name="Source_20_Text"><text:span text:style-name="T139">A</text:span></text:span><text:span text:style-name="Source_20_Text"><text:span text:style-name="T138">syncFunction</text:span></text:span><text:span text:style-name="Source_20_Text"><text:span text:style-name="T139">();</text:span></text:span></text:p>
            <text:p text:style-name="P36"><text:span text:style-name="Source_20_Text"><text:span text:style-name="T138"/></text:span></text:p>
            <text:p text:style-name="P36"><text:span text:style-name="Source_20_Text"><text:span text:style-name="T150">window.</text:span></text:span><text:span text:style-name="Source_20_Text"><text:span text:style-name="T138">GeneratorFunction();</text:span></text:span></text:p>
            <text:p text:style-name="P36"><text:span text:style-name="Source_20_Text"><text:span text:style-name="T138"/></text:span></text:p>
          </table:table-cell>
        </table:table-row>
      </table:table>
      <text:p text:style-name="P48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52">Math <text:span text:style-name="T187">API</text:span></text:p>
          </table:table-cell>
          <table:covered-table-cell/>
          <table:table-cell table:style-name="Table2.C1" office:value-type="string">
            <text:p text:style-name="P99">Abstract <text:span text:style-name="T187">API</text:span></text:p>
          </table:table-cell>
        </table:table-row>
        <table:table-row>
          <table:table-cell table:style-name="Table2.A2" table:number-rows-spanned="2" office:value-type="string">
            <text:p text:style-name="P49"/>
            <text:p text:style-name="P49">sum(&lt;value1&gt;[,valueN]);</text:p>
            <text:p text:style-name="P49">avg(&lt;value1&gt;[,valueN]);</text:p>
            <text:p text:style-name="P49">product(&lt;value1&gt;[,valueN]);</text:p>
            <text:p text:style-name="P49"/>
            <text:p text:style-name="P49">clamp(&lt;value&gt;,&lt;min&gt;,&lt;max&gt;);</text:p>
            <text:p text:style-name="P51"><text:span text:style-name="T188">minmax</text:span>(&lt;value&gt;,&lt;min&gt;,&lt;max&gt;);</text:p>
            <text:p text:style-name="P49"/>
            <text:p text:style-name="P50">isEven(&lt;value&gt;);</text:p>
            <text:p text:style-name="P50">isOdd(&lt;val<text:span text:style-name="T181">ue</text:span>&gt;);</text:p>
            <text:p text:style-name="P50"/>
            <text:p text:style-name="P106"><text:span text:style-name="Source_20_Text"><text:span text:style-name="T32">randomInt([max]);</text:span></text:span></text:p>
            <text:p text:style-name="P107"><text:span text:style-name="Source_20_Text"><text:span text:style-name="T32">randomInt(&lt;min&gt;,&lt;max&gt;);</text:span></text:span></text:p>
            <text:p text:style-name="P107"><text:span text:style-name="Source_20_Text"/></text:p>
            <text:p text:style-name="P106"><text:span text:style-name="Source_20_Text"><text:span text:style-name="T171">randomFloat([max]);</text:span></text:span></text:p>
            <text:p text:style-name="P107"><text:span text:style-name="Source_20_Text"><text:span text:style-name="T171">randomFloat(&lt;min&gt;,&lt;max&gt;);</text:span></text:span></text:p>
            <text:p text:style-name="P106"><text:span text:style-name="Source_20_Text"/></text:p>
            <text:p text:style-name="P106"><text:span text:style-name="Source_20_Text"><text:span text:style-name="T32">inRange(&lt;value&gt;,&lt;min&gt;,&lt;max&gt;);</text:span></text:span></text:p>
            <text:p text:style-name="P106"><text:span text:style-name="Source_20_Text"/></text:p>
            <text:p text:style-name="P106"><text:span text:style-name="Source_20_Text"><text:span text:style-name="T48">signbit(&lt;value&gt;);</text:span></text:span></text:p>
            <text:p text:style-name="P54"/>
          </table:table-cell>
          <table:table-cell table:style-name="Table2.B2" office:value-type="string">
            <text:p text:style-name="P49"/>
            <text:p text:style-name="P57"><text:span text:style-name="T182">t</text:span>oInt8(&lt;value&gt;);</text:p>
            <text:p text:style-name="P57">toInt16(&lt;value&gt;);</text:p>
            <text:p text:style-name="P57">toInt32(&lt;value&gt;);</text:p>
            <text:p text:style-name="P115">toUInt8(&lt;value&gt;);</text:p>
            <text:p text:style-name="P115">toUInt<text:span text:style-name="T179">1</text:span>6(&lt;value&gt;);</text:p>
            <text:p text:style-name="P115">toUInt32(&lt;value&gt;;</text:p>
            <text:p text:style-name="P57">toBigInt64(&lt;value&gt;);</text:p>
            <text:p text:style-name="P57">toBigUInt64(&lt;value&gt;);</text:p>
            <text:p text:style-name="P55">toFloat32(&lt;value&gt;);</text:p>
            <text:p text:style-name="P57"/>
          </table:table-cell>
          <table:table-cell table:style-name="Table2.C2" table:number-rows-spanned="2" office:value-type="string">
            <text:p text:style-name="P30"><text:span text:style-name="Source_20_Text"/></text:p>
            <text:p text:style-name="P31"><text:span text:style-name="Source_20_Text"><text:span text:style-name="T151">getIn(&lt;</text:span></text:span><text:span text:style-name="Source_20_Text"><text:span text:style-name="T165">o</text:span></text:span><text:span text:style-name="Source_20_Text"><text:span text:style-name="T170">bject</text:span></text:span><text:span text:style-name="Source_20_Text"><text:span text:style-name="T151">&gt;,&lt;</text:span></text:span><text:span text:style-name="Source_20_Text"><text:span text:style-name="T164">pr</text:span></text:span><text:span text:style-name="Source_20_Text"><text:span text:style-name="T163">operty</text:span></text:span><text:span text:style-name="Source_20_Text"><text:span text:style-name="T151">&gt;);</text:span></text:span></text:p>
            <text:p text:style-name="P31"><text:span text:style-name="Source_20_Text"><text:span text:style-name="T151">getInV(&lt;</text:span></text:span><text:span text:style-name="Source_20_Text"><text:span text:style-name="T167">o</text:span></text:span><text:span text:style-name="Source_20_Text"><text:span text:style-name="T170">bject</text:span></text:span><text:span text:style-name="Source_20_Text"><text:span text:style-name="T151">&gt;,&lt;</text:span></text:span><text:span text:style-name="Source_20_Text"><text:span text:style-name="T164">pr</text:span></text:span><text:span text:style-name="Source_20_Text"><text:span text:style-name="T163">operty</text:span></text:span><text:span text:style-name="Source_20_Text"><text:span text:style-name="T151">&gt;);</text:span></text:span></text:p>
            <text:p text:style-name="P34"><text:span text:style-name="Source_20_Text"><text:span text:style-name="T151">hasIn(&lt;</text:span></text:span><text:span text:style-name="Source_20_Text"><text:span text:style-name="T165">o</text:span></text:span><text:span text:style-name="Source_20_Text"><text:span text:style-name="T170">bject</text:span></text:span><text:span text:style-name="Source_20_Text"><text:span text:style-name="T151">&gt;,&lt;</text:span></text:span><text:span text:style-name="Source_20_Text"><text:span text:style-name="T164">pr</text:span></text:span><text:span text:style-name="Source_20_Text"><text:span text:style-name="T163">operty</text:span></text:span><text:span text:style-name="Source_20_Text"><text:span text:style-name="T151">&gt;);</text:span></text:span></text:p>
            <text:p text:style-name="P34"><text:span text:style-name="Source_20_Text"><text:span text:style-name="T151">setIn(&lt;</text:span></text:span><text:span text:style-name="Source_20_Text"><text:span text:style-name="T163">object</text:span></text:span><text:span text:style-name="Source_20_Text"><text:span text:style-name="T151">&gt;,&lt;</text:span></text:span><text:span text:style-name="Source_20_Text"><text:span text:style-name="T164">pr</text:span></text:span><text:span text:style-name="Source_20_Text"><text:span text:style-name="T163">operty</text:span></text:span><text:span text:style-name="Source_20_Text"><text:span text:style-name="T151">&gt;,&lt;</text:span></text:span><text:span text:style-name="Source_20_Text"><text:span text:style-name="T164">v</text:span></text:span><text:span text:style-name="Source_20_Text"><text:span text:style-name="T163">alue</text:span></text:span><text:span text:style-name="Source_20_Text"><text:span text:style-name="T151">&gt;);</text:span></text:span></text:p>
            <text:p text:style-name="P35"><text:span text:style-name="Source_20_Text"/></text:p>
            <text:p text:style-name="P33"><text:span text:style-name="Source_20_Text"><text:span text:style-name="T154">to</text:span></text:span><text:span text:style-name="Source_20_Text"><text:span text:style-name="T153">Index(&lt;v</text:span></text:span><text:span text:style-name="Source_20_Text"><text:span text:style-name="T157">alue</text:span></text:span><text:span text:style-name="Source_20_Text"><text:span text:style-name="T153">&gt;);</text:span></text:span></text:p>
            <text:p text:style-name="P33"><text:span text:style-name="Source_20_Text"><text:span text:style-name="T151">toPropertyKey(&lt;</text:span></text:span><text:span text:style-name="Source_20_Text"><text:span text:style-name="T166">v</text:span></text:span><text:span text:style-name="Source_20_Text"><text:span text:style-name="T157">alue</text:span></text:span><text:span text:style-name="Source_20_Text"><text:span text:style-name="T151">&gt;);</text:span></text:span></text:p>
            <text:p text:style-name="P33"><text:span text:style-name="Source_20_Text"><text:span text:style-name="T155">toInteger(&lt;val</text:span></text:span><text:span text:style-name="Source_20_Text"><text:span text:style-name="T157">ue</text:span></text:span><text:span text:style-name="Source_20_Text"><text:span text:style-name="T155">&gt;);</text:span></text:span></text:p>
            <text:p text:style-name="P32"><text:span text:style-name="Source_20_Text"><text:span text:style-name="T156">toArray(v</text:span></text:span><text:span text:style-name="Source_20_Text"><text:span text:style-name="T157">alue</text:span></text:span><text:span text:style-name="Source_20_Text"><text:span text:style-name="T156">);</text:span></text:span></text:p>
            <text:p text:style-name="P30"><text:span text:style-name="Source_20_Text"><text:span text:style-name="T151">toObject(&lt;</text:span></text:span><text:span text:style-name="Source_20_Text"><text:span text:style-name="T163">value</text:span></text:span><text:span text:style-name="Source_20_Text"><text:span text:style-name="T151">&gt;);</text:span></text:span></text:p>
            <text:p text:style-name="P30"><text:span text:style-name="Source_20_Text"/></text:p>
            <text:p text:style-name="P32"><text:span text:style-name="Source_20_Text"><text:span text:style-name="T153">isIndex(&lt;v</text:span></text:span><text:span text:style-name="Source_20_Text"><text:span text:style-name="T157">alue</text:span></text:span><text:span text:style-name="Source_20_Text"><text:span text:style-name="T153">&gt;);</text:span></text:span></text:p>
            <text:p text:style-name="P32"><text:span text:style-name="Source_20_Text"><text:span text:style-name="T151">isPropertyKey(&lt;</text:span></text:span><text:span text:style-name="Source_20_Text"><text:span text:style-name="T166">v</text:span></text:span><text:span text:style-name="Source_20_Text"><text:span text:style-name="T157">alue</text:span></text:span><text:span text:style-name="Source_20_Text"><text:span text:style-name="T151">&gt;);</text:span></text:span></text:p>
            <text:p text:style-name="P32"><text:span text:style-name="Source_20_Text"><text:span text:style-name="T151">isSameValue(&lt;</text:span></text:span><text:span text:style-name="Source_20_Text"><text:span text:style-name="T168">v</text:span></text:span><text:span text:style-name="Source_20_Text"><text:span text:style-name="T157">alue</text:span></text:span><text:span text:style-name="Source_20_Text"><text:span text:style-name="T168">1</text:span></text:span><text:span text:style-name="Source_20_Text"><text:span text:style-name="T151">&gt;,&lt;</text:span></text:span><text:span text:style-name="Source_20_Text"><text:span text:style-name="T168">v</text:span></text:span><text:span text:style-name="Source_20_Text"><text:span text:style-name="T157">alue</text:span></text:span><text:span text:style-name="Source_20_Text"><text:span text:style-name="T168">2</text:span></text:span><text:span text:style-name="Source_20_Text"><text:span text:style-name="T151">&gt;);</text:span></text:span></text:p>
            <text:p text:style-name="P29"><text:span text:style-name="Source_20_Text"><text:span text:style-name="T151">isSameValueZero(&lt;</text:span></text:span><text:span text:style-name="Source_20_Text"><text:span text:style-name="T163">value1</text:span></text:span><text:span text:style-name="Source_20_Text"><text:span text:style-name="T151">&gt;,&lt;</text:span></text:span><text:span text:style-name="Source_20_Text"><text:span text:style-name="T163">value2</text:span></text:span><text:span text:style-name="Source_20_Text"><text:span text:style-name="T151">&gt;);</text:span></text:span></text:p>
            <text:p text:style-name="P29"><text:span text:style-name="Source_20_Text"><text:span text:style-name="T151">isSameValueNonNumber(&lt;</text:span></text:span><text:span text:style-name="Source_20_Text"><text:span text:style-name="T163">val</text:span></text:span><text:span text:style-name="Source_20_Text"><text:span text:style-name="T169">ue</text:span></text:span><text:span text:style-name="Source_20_Text"><text:span text:style-name="T163">1</text:span></text:span><text:span text:style-name="Source_20_Text"><text:span text:style-name="T151">&gt;,&lt;</text:span></text:span><text:span text:style-name="Source_20_Text"><text:span text:style-name="T163">val</text:span></text:span><text:span text:style-name="Source_20_Text"><text:span text:style-name="T169">ue</text:span></text:span><text:span text:style-name="Source_20_Text"><text:span text:style-name="T163">2</text:span></text:span><text:span text:style-name="Source_20_Text"><text:span text:style-name="T151">&gt;);</text:span></text:span></text:p>
            <text:p text:style-name="P29"><text:span text:style-name="Source_20_Text"/></text:p>
            <text:p text:style-name="P32"><text:span text:style-name="Source_20_Text"><text:span text:style-name="T152">type(&lt;value&gt;);</text:span></text:span></text:p>
            <text:p text:style-name="P32"><text:span text:style-name="Source_20_Text"><text:span text:style-name="T151">createDataProperty(&lt;</text:span></text:span><text:span text:style-name="Source_20_Text"><text:span text:style-name="T165">o</text:span></text:span><text:span text:style-name="Source_20_Text"><text:span text:style-name="T170">bject</text:span></text:span><text:span text:style-name="Source_20_Text"><text:span text:style-name="T151">&gt;,&lt;</text:span></text:span><text:span text:style-name="Source_20_Text"><text:span text:style-name="T164">pr</text:span></text:span><text:span text:style-name="Source_20_Text"><text:span text:style-name="T163">operty</text:span></text:span><text:span text:style-name="Source_20_Text"><text:span text:style-name="T151">&gt;,&lt;</text:span></text:span><text:span text:style-name="Source_20_Text"><text:span text:style-name="T155">val</text:span></text:span><text:span text:style-name="Source_20_Text"><text:span text:style-name="T157">ue</text:span></text:span><text:span text:style-name="Source_20_Text"><text:span text:style-name="T151">&gt;);</text:span></text:span></text:p>
            <text:p text:style-name="P32"><text:span text:style-name="Source_20_Text"><text:span text:style-name="T151">createMethodProperty(&lt;</text:span></text:span><text:span text:style-name="Source_20_Text"><text:span text:style-name="T165">o</text:span></text:span><text:span text:style-name="Source_20_Text"><text:span text:style-name="T170">bject</text:span></text:span><text:span text:style-name="Source_20_Text"><text:span text:style-name="T151">&gt;,&lt;</text:span></text:span><text:span text:style-name="Source_20_Text"><text:span text:style-name="T164">pr</text:span></text:span><text:span text:style-name="Source_20_Text"><text:span text:style-name="T163">operty</text:span></text:span><text:span text:style-name="Source_20_Text"><text:span text:style-name="T151">&gt;,&lt;</text:span></text:span><text:span text:style-name="Source_20_Text"><text:span text:style-name="T155">val</text:span></text:span><text:span text:style-name="Source_20_Text"><text:span text:style-name="T157">ue</text:span></text:span><text:span text:style-name="Source_20_Text"><text:span text:style-name="T151">&gt;);</text:span></text:span></text:p>
            <text:p text:style-name="P32"><text:span text:style-name="Source_20_Text"/></text:p>
          </table:table-cell>
        </table:table-row>
        <table:table-row>
          <table:covered-table-cell table:style-name="Table2.A2"/>
          <table:table-cell table:style-name="Table2.B2" office:value-type="string">
            <text:p text:style-name="P49"/>
            <text:p text:style-name="P56">isInt8(&lt;value&gt;);</text:p>
            <text:p text:style-name="P56">isInt16(&lt;value&gt;);</text:p>
            <text:p text:style-name="P56">isInt32(&lt;value&gt;);</text:p>
            <text:p text:style-name="P114">isUInt8(&lt;value&gt;);</text:p>
            <text:p text:style-name="P114">isUInt16(&lt;value&gt;);</text:p>
            <text:p text:style-name="P114">isUInt32(&lt;value&gt;);</text:p>
            <text:p text:style-name="P56">isBigInt64(&lt;value&gt;);</text:p>
            <text:p text:style-name="P58"><text:span text:style-name="T180">i</text:span>sBigUInt64(&lt;value&gt;);</text:p>
            <text:p text:style-name="P58"/>
          </table:table-cell>
          <table:covered-table-cell table:style-name="Table2.C2"/>
        </table:table-row>
        <table:table-row table:style-name="Table2.1">
          <table:table-cell table:style-name="Table2.A4" table:number-columns-spanned="3" office:value-type="string">
            <text:p text:style-name="P61"><text:span text:style-name="Source_20_Text"><text:span text:style-name="T4">Cookie </text:span></text:span><text:span text:style-name="Source_20_Text"><text:span text:style-name="T5">API</text:span></text:span></text:p>
          </table:table-cell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94"><text:span text:style-name="Source_20_Text"><text:span text:style-name="T32">getCookie([name]);</text:span></text:span></text:p>
            <text:p text:style-name="P94"><text:span text:style-name="Source_20_Text"><text:span text:style-name="T32">hasCookie(&lt;name&gt;);</text:span></text:span></text:p>
            <text:p text:style-name="P95"><text:span text:style-name="Source_20_Text"><text:span text:style-name="T32">setCookie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text:span text:style-name="Source_20_Text"><text:span text:style-name="T32"> setCookie(&lt;name&gt;,&lt;value&gt;[,hours</text:span></text:span><text:span text:style-name="Source_20_Text"><text:span text:style-name="T40">=8760</text:span></text:span><text:span text:style-name="Source_20_Text"><text:span text:style-name="T32">[,path</text:span></text:span><text:span text:style-name="Source_20_Text"><text:span text:style-name="T40">="/"</text:span></text:span><text:span text:style-name="Source_20_Text"><text:span text:style-name="T32">[,domain[,secure[,SameSite</text:span></text:span><text:span text:style-name="Source_20_Text"><text:span text:style-name="T40">=</text:span></text:span><text:span text:style-name="Source_20_Text"><text:span text:style-name="T93">"Lax"</text:span></text:span><text:span text:style-name="Source_20_Text"><text:span text:style-name="T32">[,HttpOnly]]]]]]);</text:span></text:span></text:p>
            <text:p text:style-name="P95"><text:span text:style-name="Source_20_Text"><text:span text:style-name="T32">removeCookie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/text:p>
            <text:p text:style-name="P93"><text:span text:style-name="Source_20_Text"><text:span text:style-name="T32">removeCookie(&lt;name&gt;[,path</text:span></text:span><text:span text:style-name="Source_20_Text"><text:span text:style-name="T40">="/"</text:span></text:span><text:span text:style-name="Source_20_Text"><text:span text:style-name="T32">[,domain[,secure[,SameSite</text:span></text:span><text:span text:style-name="Source_20_Text"><text:span text:style-name="T40">=</text:span></text:span><text:span text:style-name="Source_20_Text"><text:span text:style-name="T93">"Lax"</text:span></text:span><text:span text:style-name="Source_20_Text"><text:span text:style-name="T32">[,HttpOnly]]]]]);</text:span></text:span></text:p>
            <text:p text:style-name="P95"><text:span text:style-name="Source_20_Text"><text:span text:style-name="T32">clearCookies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/text:p>
            <text:p text:style-name="P93"><text:span text:style-name="Source_20_Text"><text:span text:style-name="T32">clearCookies([path</text:span></text:span><text:span text:style-name="Source_20_Text"><text:span text:style-name="T40">="/"</text:span></text:span><text:span text:style-name="Source_20_Text"><text:span text:style-name="T32">[,domain[,</text:span></text:span><text:span text:style-name="Source_20_Text"><text:span text:style-name="T100">sec</text:span></text:span><text:span text:style-name="Source_20_Text"><text:span text:style-name="T32">[,SameSite</text:span></text:span><text:span text:style-name="Source_20_Text"><text:span text:style-name="T40">=</text:span></text:span><text:span text:style-name="Source_20_Text"><text:span text:style-name="T93">"Lax"</text:span></text:span><text:span text:style-name="Source_20_Text"><text:span text:style-name="T32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97">AJAX and CORS <text:span text:style-name="T187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104"><text:span text:style-name="Source_20_Text"><text:span text:style-name="T32">getText(&lt;url&gt;,&lt;success&gt;);</text:span></text:span></text:p>
            <text:p text:style-name="P104"><text:span text:style-name="Source_20_Text"><text:span text:style-name="T32">getJson(&lt;url&gt;,&lt;success&gt;);</text:span></text:span></text:p>
            <text:p text:style-name="P103"><text:span text:style-name="Source_20_Text"><text:span text:style-name="T32">ajax(&lt;Options obj</text:span></text:span><text:span text:style-name="Source_20_Text"><text:span text:style-name="T33">ect</text:span></text:span><text:span text:style-name="Source_20_Text"><text:span text:style-name="T32">&gt;);</text:span></text:span></text:p>
            <text:p text:style-name="P90"><text:span text:style-name="Source_20_Text"><text:span text:style-name="T3">Options object properties (* = default value):</text:span></text:span><text:span text:style-name="Source_20_Text"><text:span text:style-name="T32"> url: </text:span></text:span><text:span text:style-name="Source_20_Text"><text:span text:style-name="T70">string</text:span></text:span><text:span text:style-name="Source_20_Text"><text:span text:style-name="T32">, data: </text:span></text:span><text:span text:style-name="Source_20_Text"><text:span text:style-name="T70">string</text:span></text:span><text:span text:style-name="Source_20_Text"><text:span text:style-name="T32">, queryType: </text:span></text:span><text:span text:style-name="Source_20_Text"><text:span text:style-name="T70">*"ajax"/"cors"</text:span></text:span><text:span text:style-name="Source_20_Text"><text:span text:style-name="T32">, type: </text:span></text:span><text:span text:style-name="Source_20_Text"><text:span text:style-name="T70">*"get"/"post"</text:span></text:span><text:span text:style-name="Source_20_Text"><text:span text:style-name="T32">, success: </text:span></text:span><text:span text:style-name="Source_20_Text"><text:span text:style-name="T70">function</text:span></text:span><text:span text:style-name="Source_20_Text"><text:span text:style-name="T32">, error: </text:span></text:span><text:span text:style-name="Source_20_Text"><text:span text:style-name="T70">function</text:span></text:span><text:span text:style-name="Source_20_Text"><text:span text:style-name="T32">, format: </text:span></text:span><text:span text:style-name="Source_20_Text"><text:span text:style-name="T70">*"text"/"json"/"xml"</text:span></text:span><text:span text:style-name="Source_20_Text"><text:span text:style-name="T32">, user: </text:span></text:span><text:span text:style-name="Source_20_Text"><text:span text:style-name="T70">string</text:span></text:span><text:span text:style-name="Source_20_Text"><text:span text:style-name="T32">, password: </text:span></text:span><text:span text:style-name="Source_20_Text"><text:span text:style-name="T70">string</text:span></text:span></text:p>
          </table:table-cell>
          <table:covered-table-cell/>
          <table:covered-table-cell/>
        </table:table-row>
      </table:table>
      <text:p text:style-name="P48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53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3">V3.1.0</text:p>
          </table:table-cell>
          <table:table-cell table:style-name="Table3.A2" office:value-type="string">
            <text:p text:style-name="P53">v3.8.0</text:p>
          </table:table-cell>
          <table:table-cell table:style-name="Table3.C2" office:value-type="string">
            <text:p text:style-name="P100">v5.6.0</text:p>
          </table:table-cell>
        </table:table-row>
        <table:table-row>
          <table:table-cell table:style-name="Table3.A3" office:value-type="string">
            <text:p text:style-name="P41">Array.from();</text:p>
            <text:p text:style-name="P41">Array.of();</text:p>
            <text:p text:style-name="P37">Array.prototype.copyWithin();</text:p>
            <text:p text:style-name="P37">Array.prototype.fill();</text:p>
            <text:p text:style-name="P41">Array.prototype.find();</text:p>
            <text:p text:style-name="P41">Array.prototype.findIndex();</text:p>
            <text:p text:style-name="P41">Object.create();</text:p>
            <text:p text:style-name="P37">String.fromCodePoint();</text:p>
            <text:p text:style-name="P37">String.prototype.codePointAt();</text:p>
            <text:p text:style-name="P45">String.prototype.endsWith();</text:p>
            <text:p text:style-name="P37">String.prototype.startsWith();</text:p>
            <text:p text:style-name="P41"/>
            <text:p text:style-name="P43">Math.acosh();</text:p>
            <text:p text:style-name="P43">Math.asinh();</text:p>
            <text:p text:style-name="P43">Math.atanh();</text:p>
            <text:p text:style-name="P43">Math.cbrt();</text:p>
            <text:p text:style-name="P43">Math.clz32();</text:p>
            <text:p text:style-name="P43">Math.cosh();</text:p>
            <text:p text:style-name="P43">Math.expm1();</text:p>
            <text:p text:style-name="P43">Math.fround();</text:p>
            <text:p text:style-name="P43">Math.hypot();</text:p>
            <text:p text:style-name="P43">Math.imul();</text:p>
            <text:p text:style-name="P43">Math.log1p();</text:p>
            <text:p text:style-name="P43">Math.log10();</text:p>
            <text:p text:style-name="P43">Math.log2();</text:p>
            <text:p text:style-name="P43">Math.sign();</text:p>
            <text:p text:style-name="P43">Math.sinh();</text:p>
            <text:p text:style-name="P43">Math.tanh();</text:p>
            <text:p text:style-name="P43">Math.trunc();</text:p>
            <text:p text:style-name="P43"/>
            <text:p text:style-name="P41">Number.EPSILON;</text:p>
            <text:p text:style-name="P44">Number.isNaN();</text:p>
            <text:p text:style-name="P44">isNaN();</text:p>
            <text:p text:style-name="P41">Number.isInteger();</text:p>
            <text:p text:style-name="P41">Number.isFinite();</text:p>
            <text:p text:style-name="P41">Number.isSafeInteger();</text:p>
            <text:p text:style-name="P41">Number.parseInt();</text:p>
            <text:p text:style-name="P41">Number.parseFloat();</text:p>
          </table:table-cell>
          <table:table-cell table:style-name="Table3.B3" office:value-type="string">
            <text:p text:style-name="P37"><text:span text:style-name="Source_20_Text"><text:span text:style-name="T183"/></text:span></text:p>
            <text:p text:style-name="P42"><text:span text:style-name="Source_20_Text"><text:span text:style-name="T183">Array.prototype.values();</text:span></text:span></text:p>
            <text:p text:style-name="P42"><text:span text:style-name="Source_20_Text"><text:span text:style-name="T183"/></text:span></text:p>
            <text:p text:style-name="P42"><text:span text:style-name="Source_20_Text"><text:span text:style-name="T183">Array.prototype.includes();</text:span></text:span></text:p>
            <text:p text:style-name="P42"/>
            <text:p text:style-name="P45"><text:span text:style-name="Source_20_Text"><text:span text:style-name="T183">ChildNode.after();</text:span></text:span><text:line-break/><text:span text:style-name="Source_20_Text"><text:span text:style-name="T183">ChildNode.before();</text:span></text:span><text:line-break/><text:span text:style-name="Source_20_Text"><text:span text:style-name="T183">ChildNode.remove();</text:span></text:span><text:line-break/><text:span text:style-name="Source_20_Text"><text:span text:style-name="T183">ChildNode.replaceWith();</text:span></text:span></text:p>
            <text:p text:style-name="P42"/>
            <text:p text:style-name="P45"><text:span text:style-name="Source_20_Text"><text:span text:style-name="T183">Element.prototype.closest();<text:line-break/>Element.prototype.getAttributeNames();</text:span></text:span></text:p>
            <text:p text:style-name="P45"><text:span text:style-name="Source_20_Text"><text:span text:style-name="T183">Element.prototype.matches();</text:span></text:span></text:p>
            <text:p text:style-name="P45"><text:span text:style-name="Source_20_Text"><text:span text:style-name="T183">Element.prototype.toggleAttribute();</text:span></text:span></text:p>
            <text:p text:style-name="P42"/>
            <text:p text:style-name="P45"><text:span text:style-name="Source_20_Text"><text:span text:style-name="T183">ParentNode.append();</text:span></text:span></text:p>
            <text:p text:style-name="P45"><text:span text:style-name="Source_20_Text"><text:span text:style-name="T183"/></text:span></text:p>
            <text:p text:style-name="P45"><text:span text:style-name="Source_20_Text"><text:span text:style-name="T183">ParentNode.prepend();</text:span></text:span><text:line-break/><text:line-break/><text:span text:style-name="Source_20_Text"><text:span text:style-name="T183">String.prototype[Symbol.iterator]();</text:span></text:span></text:p>
            <text:p text:style-name="P42"><text:span text:style-name="Source_20_Text"><text:span text:style-name="T183">String.prototype.includes();</text:span></text:span></text:p>
            <text:p text:style-name="P42"><text:span text:style-name="Source_20_Text"><text:span text:style-name="T183">String.prototype.repeat();</text:span></text:span><text:line-break/></text:p>
            <text:p text:style-name="P37"><text:span text:style-name="Source_20_Text"><text:span text:style-name="T183">NodeList.prototype.forEach();</text:span></text:span><text:line-break/></text:p>
            <text:p text:style-name="P42"><text:span text:style-name="Source_20_Text"><text:span text:style-name="T183">Object.assign();</text:span></text:span></text:p>
            <text:p text:style-name="P42"><text:span text:style-name="Source_20_Text"><text:span text:style-name="T183"/></text:span></text:p>
            <text:p text:style-name="P45"><text:span text:style-name="Source_20_Text"><text:span text:style-name="T183">Object.entries();</text:span></text:span><text:line-break/></text:p>
            <text:p text:style-name="P45"><text:span text:style-name="Source_20_Text"><text:span text:style-name="T183">Object.getOwnPropertyDescriptors();</text:span></text:span><text:line-break/></text:p>
            <text:p text:style-name="P45"><text:span text:style-name="Source_20_Text"><text:span text:style-name="T183">Object.values();</text:span></text:span><text:line-break/></text:p>
            <text:p text:style-name="P37"><text:span text:style-name="Source_20_Text"><text:span text:style-name="T183">RegExp.prototype.flags;</text:span></text:span><text:line-break/></text:p>
            <text:p text:style-name="P37"><text:span text:style-name="Source_20_Text"><text:span text:style-name="T183">window.screenLeft;</text:span></text:span><text:line-break/><text:span text:style-name="Source_20_Text"><text:span text:style-name="T183">window.screenTop;</text:span></text:span></text:p>
            <text:p text:style-name="P37"><text:span text:style-name="Source_20_Text"><text:span text:style-name="T183"/></text:span></text:p>
          </table:table-cell>
          <table:table-cell table:style-name="Table3.C3" office:value-type="string">
            <text:p text:style-name="P41"/>
            <text:p text:style-name="P41">Array.prototype.at();</text:p>
            <text:p text:style-name="P41"/>
            <text:p text:style-name="P41">Array.prototype.findLast();</text:p>
            <text:p text:style-name="P41">Array.prototype.findLastIndex();</text:p>
            <text:p text:style-name="P41"/>
            <text:p text:style-name="P41">Array.prototype.flat();</text:p>
            <text:p text:style-name="P41">Array.prototype.flatMap();</text:p>
            <text:p text:style-name="P41"/>
            <text:p text:style-name="P41">Array.prototype.group();</text:p>
            <text:p text:style-name="P41">Array.prototype.groupToMap();</text:p>
            <text:p text:style-name="P41"/>
            <text:p text:style-name="P41">Number.MIN_SAFE_INTEGER;</text:p>
            <text:p text:style-name="P41">Number.MAX_SAFE_INTEGER;</text:p>
            <text:p text:style-name="P41"/>
            <text:p text:style-name="P41">Object.fromEntries();</text:p>
            <text:p text:style-name="P41"/>
            <text:p text:style-name="P41">Object.is();</text:p>
            <text:p text:style-name="P41"/>
            <text:p text:style-name="P41">String.prototype.at();</text:p>
            <text:p text:style-name="P41"/>
            <text:p text:style-name="P41">String.prototype.matchAll();</text:p>
            <text:p text:style-name="P41"/>
            <text:p text:style-name="P41">String.prototype.padStart();</text:p>
            <text:p text:style-name="P41">String.prototype.padEnd();</text:p>
            <text:p text:style-name="P41"/>
            <text:p text:style-name="P41">String.prototype.replaceAll();</text:p>
            <text:p text:style-name="P41"/>
            <text:p text:style-name="P41">String.prototype.trimStart();</text:p>
            <text:p text:style-name="P41">String.prototype.trimLeft();</text:p>
            <text:p text:style-name="P41">String.prototype.trimEnd();</text:p>
            <text:p text:style-name="P41">String.prototype.trimRight();</text:p>
            <text:p text:style-name="P41"/>
            <text:p text:style-name="P41">Typedarray.prototype.at();</text:p>
            <text:p text:style-name="P41"/>
            <text:p text:style-name="P41">TypedArray.prototype.findLast();</text:p>
            <text:p text:style-name="P41">TypedArray.prototype.findLastIndex();</text:p>
            <text:p text:style-name="P41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Czigler, Ferenc</meta:initial-creator>
    <meta:creation-date>2018-01-01T17:18:00Z</meta:creation-date>
    <dc:date>2023-11-03T16:24:53.333000000</dc:date>
    <meta:print-date>2023-10-23T15:20:16.109000000</meta:print-date>
    <meta:editing-cycles>797</meta:editing-cycles>
    <meta:editing-duration>PT18H20M36S</meta:editing-duration>
    <meta:printed-by>PDF files</meta:printed-by>
    <meta:document-statistic meta:table-count="4" meta:image-count="0" meta:object-count="0" meta:page-count="4" meta:paragraph-count="337" meta:word-count="457" meta:character-count="9627" meta:non-whitespace-character-count="9479"/>
    <meta:template xlink:type="simple" xlink:actuate="onRequest" xlink:title="" xlink:href="Normal.dotm"/>
  </office:meta>
</office:document-meta>
</file>